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002ce8" officeooo:paragraph-rsid="00175db1"/>
    </style:style>
    <style:style style:name="P2" style:family="paragraph" style:parent-style-name="Standard">
      <style:text-properties officeooo:rsid="00002ce8" officeooo:paragraph-rsid="00002ce8"/>
    </style:style>
    <style:style style:name="P3" style:family="paragraph" style:parent-style-name="Standard">
      <style:text-properties officeooo:paragraph-rsid="00175db1"/>
    </style:style>
    <style:style style:name="P4" style:family="paragraph" style:parent-style-name="Standard">
      <style:text-properties officeooo:rsid="00175db1" officeooo:paragraph-rsid="00175db1"/>
    </style:style>
    <style:style style:name="P5" style:family="paragraph" style:parent-style-name="Standard">
      <style:text-properties officeooo:rsid="00175db1" officeooo:paragraph-rsid="003cf8f6"/>
    </style:style>
    <style:style style:name="P6" style:family="paragraph" style:parent-style-name="Standard">
      <style:text-properties officeooo:rsid="00616982" officeooo:paragraph-rsid="0047bbd0"/>
    </style:style>
    <style:style style:name="P7" style:family="paragraph" style:parent-style-name="Standard">
      <style:text-properties officeooo:rsid="006af1ec" officeooo:paragraph-rsid="006af1ec"/>
    </style:style>
    <style:style style:name="P8" style:family="paragraph" style:parent-style-name="Standard">
      <style:text-properties officeooo:rsid="006af1ec" officeooo:paragraph-rsid="006b84f0"/>
    </style:style>
    <style:style style:name="P9" style:family="paragraph" style:parent-style-name="Standard">
      <style:text-properties officeooo:rsid="006832bc" officeooo:paragraph-rsid="006af1ec"/>
    </style:style>
    <style:style style:name="P10" style:family="paragraph" style:parent-style-name="Standard">
      <style:text-properties officeooo:rsid="00026a16" officeooo:paragraph-rsid="006c9ca9"/>
    </style:style>
    <style:style style:name="P11" style:family="paragraph" style:parent-style-name="Standard">
      <style:text-properties officeooo:rsid="00165874" officeooo:paragraph-rsid="00165874"/>
    </style:style>
    <style:style style:name="P12" style:family="paragraph" style:parent-style-name="Standard">
      <style:text-properties officeooo:rsid="00165874" officeooo:paragraph-rsid="00729bca"/>
    </style:style>
    <style:style style:name="P13" style:family="paragraph" style:parent-style-name="Standard">
      <style:text-properties officeooo:rsid="00165874" officeooo:paragraph-rsid="00741e96"/>
    </style:style>
    <style:style style:name="P14" style:family="paragraph" style:parent-style-name="Standard">
      <style:text-properties officeooo:rsid="00741e96" officeooo:paragraph-rsid="00741e96"/>
    </style:style>
    <style:style style:name="P15" style:family="paragraph" style:parent-style-name="Standard">
      <style:text-properties officeooo:paragraph-rsid="00741e96"/>
    </style:style>
    <style:style style:name="P16" style:family="paragraph" style:parent-style-name="Standard">
      <style:text-properties officeooo:rsid="0067c862" officeooo:paragraph-rsid="007ef244"/>
    </style:style>
    <style:style style:name="P17" style:family="paragraph" style:parent-style-name="Standard">
      <style:text-properties officeooo:rsid="008c37be" officeooo:paragraph-rsid="008d5cae"/>
    </style:style>
    <style:style style:name="P18" style:family="paragraph" style:parent-style-name="Standard">
      <style:text-properties officeooo:rsid="008c37be" officeooo:paragraph-rsid="00a0718f"/>
    </style:style>
    <style:style style:name="P19" style:family="paragraph" style:parent-style-name="Standard">
      <style:text-properties officeooo:rsid="008c37be" officeooo:paragraph-rsid="00b2c7ae"/>
    </style:style>
    <style:style style:name="P20" style:family="paragraph" style:parent-style-name="Standard">
      <style:text-properties officeooo:rsid="008c37be" officeooo:paragraph-rsid="00c542b9"/>
    </style:style>
    <style:style style:name="P21" style:family="paragraph" style:parent-style-name="Standard">
      <style:text-properties officeooo:rsid="008c37be" officeooo:paragraph-rsid="00d593e5"/>
    </style:style>
    <style:style style:name="P22" style:family="paragraph" style:parent-style-name="Standard">
      <style:text-properties officeooo:rsid="008c37be" officeooo:paragraph-rsid="00d6972a"/>
    </style:style>
    <style:style style:name="P23" style:family="paragraph" style:parent-style-name="Standard">
      <style:text-properties officeooo:rsid="008c37be" officeooo:paragraph-rsid="00d71a16"/>
    </style:style>
    <style:style style:name="P24" style:family="paragraph" style:parent-style-name="Standard">
      <style:text-properties officeooo:rsid="008c37be" officeooo:paragraph-rsid="00da3725"/>
    </style:style>
    <style:style style:name="P25" style:family="paragraph" style:parent-style-name="Standard">
      <style:text-properties officeooo:rsid="008e6f5c" officeooo:paragraph-rsid="00916dd3"/>
    </style:style>
    <style:style style:name="P26" style:family="paragraph" style:parent-style-name="Standard">
      <style:text-properties officeooo:rsid="008e6f5c" officeooo:paragraph-rsid="00d51843"/>
    </style:style>
    <style:style style:name="P27" style:family="paragraph" style:parent-style-name="Standard">
      <style:text-properties officeooo:rsid="008e6f5c" officeooo:paragraph-rsid="00da3725"/>
    </style:style>
    <style:style style:name="P28" style:family="paragraph" style:parent-style-name="Standard">
      <style:text-properties officeooo:rsid="009c8e16" officeooo:paragraph-rsid="009c8e16"/>
    </style:style>
    <style:style style:name="P29" style:family="paragraph" style:parent-style-name="Standard">
      <style:text-properties officeooo:rsid="009e0bf5" officeooo:paragraph-rsid="00b3d3e1"/>
    </style:style>
    <style:style style:name="P30" style:family="paragraph" style:parent-style-name="Standard">
      <style:text-properties officeooo:rsid="009e0bf5" officeooo:paragraph-rsid="00b7eeab"/>
    </style:style>
    <style:style style:name="P31" style:family="paragraph" style:parent-style-name="Standard">
      <style:text-properties officeooo:rsid="00a0718f" officeooo:paragraph-rsid="00a0718f"/>
    </style:style>
    <style:style style:name="P32" style:family="paragraph" style:parent-style-name="Standard">
      <style:text-properties officeooo:rsid="00a0718f" officeooo:paragraph-rsid="00a8d9e5"/>
    </style:style>
    <style:style style:name="P33" style:family="paragraph" style:parent-style-name="Standard">
      <style:text-properties officeooo:rsid="00af9692" officeooo:paragraph-rsid="00b66924"/>
    </style:style>
    <style:style style:name="P34" style:family="paragraph" style:parent-style-name="Standard">
      <style:text-properties officeooo:rsid="00b3d3e1" officeooo:paragraph-rsid="00b3d3e1"/>
    </style:style>
    <style:style style:name="P35" style:family="paragraph" style:parent-style-name="Standard">
      <style:text-properties fo:font-weight="normal" officeooo:rsid="008d5cae" officeooo:paragraph-rsid="00b019ca" style:font-weight-asian="normal" style:font-weight-complex="normal"/>
    </style:style>
    <style:style style:name="P36" style:family="paragraph" style:parent-style-name="Standard">
      <style:text-properties fo:font-weight="normal" officeooo:rsid="008d5cae" officeooo:paragraph-rsid="00d593e5" style:font-weight-asian="normal" style:font-weight-complex="normal"/>
    </style:style>
    <style:style style:name="P37" style:family="paragraph" style:parent-style-name="Standard">
      <style:text-properties fo:font-weight="normal" officeooo:rsid="0090eb0b" officeooo:paragraph-rsid="00916dd3" style:font-weight-asian="normal" style:font-weight-complex="normal"/>
    </style:style>
    <style:style style:name="P38" style:family="paragraph" style:parent-style-name="Standard">
      <style:text-properties fo:font-weight="normal" officeooo:rsid="00c3da84" officeooo:paragraph-rsid="00c3da84" style:font-weight-asian="normal" style:font-weight-complex="normal"/>
    </style:style>
    <style:style style:name="P39" style:family="paragraph" style:parent-style-name="Standard">
      <style:text-properties fo:font-weight="normal" officeooo:rsid="00c51dcb" officeooo:paragraph-rsid="00c51dcb" style:font-weight-asian="normal" style:font-weight-complex="normal"/>
    </style:style>
    <style:style style:name="P40" style:family="paragraph" style:parent-style-name="Standard">
      <style:text-properties fo:font-weight="normal" officeooo:rsid="00d4bbcc" officeooo:paragraph-rsid="00d71a16" style:font-weight-asian="normal" style:font-weight-complex="normal"/>
    </style:style>
    <style:style style:name="P41" style:family="paragraph" style:parent-style-name="Standard">
      <style:text-properties fo:font-weight="normal" officeooo:rsid="009a82c0" officeooo:paragraph-rsid="00d593e5" style:font-weight-asian="normal" style:font-weight-complex="normal"/>
    </style:style>
    <style:style style:name="P42" style:family="paragraph" style:parent-style-name="Standard">
      <style:text-properties fo:font-weight="normal" officeooo:rsid="009603d8" officeooo:paragraph-rsid="00d51843" style:font-weight-asian="normal" style:font-weight-complex="normal"/>
    </style:style>
    <style:style style:name="P43" style:family="paragraph" style:parent-style-name="Standard">
      <style:text-properties fo:font-weight="normal" officeooo:rsid="00936e04" officeooo:paragraph-rsid="009f1168" style:font-weight-asian="normal" style:font-weight-complex="normal"/>
    </style:style>
    <style:style style:name="P44" style:family="paragraph" style:parent-style-name="Standard">
      <style:text-properties fo:font-weight="normal" officeooo:rsid="00a878e5" officeooo:paragraph-rsid="00a0718f" style:font-weight-asian="normal" style:font-weight-complex="normal"/>
    </style:style>
    <style:style style:name="P45" style:family="paragraph" style:parent-style-name="Standard">
      <style:text-properties fo:font-weight="normal" officeooo:rsid="00c6cc2e" officeooo:paragraph-rsid="00c6cc2e" style:font-weight-asian="normal" style:font-weight-complex="normal"/>
    </style:style>
    <style:style style:name="P46" style:family="paragraph" style:parent-style-name="Standard">
      <style:text-properties fo:font-style="normal" fo:font-weight="normal" officeooo:rsid="00b66924" officeooo:paragraph-rsid="00b66924" style:font-style-asian="normal" style:font-weight-asian="normal" style:font-style-complex="normal" style:font-weight-complex="normal"/>
    </style:style>
    <style:style style:name="P47" style:family="paragraph" style:parent-style-name="Standard">
      <style:text-properties fo:font-style="normal" officeooo:rsid="009e0bf5" officeooo:paragraph-rsid="008d5cae" style:font-style-asian="normal" style:font-style-complex="normal"/>
    </style:style>
    <style:style style:name="P48" style:family="paragraph" style:parent-style-name="Standard">
      <style:text-properties officeooo:rsid="007ef244" officeooo:paragraph-rsid="007ef244"/>
    </style:style>
    <style:style style:name="P49" style:family="paragraph" style:parent-style-name="Standard">
      <style:text-properties officeooo:rsid="00c51dcb" officeooo:paragraph-rsid="00c51dcb"/>
    </style:style>
    <style:style style:name="P50" style:family="paragraph" style:parent-style-name="Standard">
      <style:text-properties officeooo:rsid="00c6cc2e" officeooo:paragraph-rsid="00c6cc2e"/>
    </style:style>
    <style:style style:name="P51" style:family="paragraph" style:parent-style-name="Standard">
      <style:text-properties officeooo:rsid="00c6cc2e" officeooo:paragraph-rsid="00c98c8a"/>
    </style:style>
    <style:style style:name="P52" style:family="paragraph" style:parent-style-name="Standard">
      <style:text-properties officeooo:paragraph-rsid="00ab4758"/>
    </style:style>
    <style:style style:name="P53" style:family="paragraph" style:parent-style-name="Standard">
      <style:text-properties officeooo:paragraph-rsid="00bc5f5f"/>
    </style:style>
    <style:style style:name="P54" style:family="paragraph" style:parent-style-name="Standard">
      <style:text-properties officeooo:rsid="00b7eeab"/>
    </style:style>
    <style:style style:name="P55" style:family="paragraph" style:parent-style-name="Standard">
      <style:text-properties officeooo:rsid="00b7eeab" officeooo:paragraph-rsid="00b7eeab"/>
    </style:style>
    <style:style style:name="P56" style:family="paragraph" style:parent-style-name="Standard">
      <style:text-properties officeooo:rsid="00d073bb" officeooo:paragraph-rsid="00d073bb"/>
    </style:style>
    <style:style style:name="P57" style:family="paragraph" style:parent-style-name="Standard">
      <style:text-properties officeooo:rsid="00913033" officeooo:paragraph-rsid="00d71a16"/>
    </style:style>
    <style:style style:name="P58" style:family="paragraph" style:parent-style-name="Standard">
      <style:paragraph-properties fo:margin-left="0.4925in" fo:margin-right="0in" fo:text-indent="0in" style:auto-text-indent="false"/>
      <style:text-properties officeooo:rsid="0001129b" officeooo:paragraph-rsid="00165874"/>
    </style:style>
    <style:style style:name="P59" style:family="paragraph" style:parent-style-name="Standard">
      <style:paragraph-properties fo:margin-left="0.4925in" fo:margin-right="0in" fo:text-indent="0in" style:auto-text-indent="false"/>
      <style:text-properties officeooo:rsid="0001129b" officeooo:paragraph-rsid="0078e005"/>
    </style:style>
    <style:style style:name="P60" style:family="paragraph" style:parent-style-name="Standard">
      <style:paragraph-properties fo:margin-left="0.4925in" fo:margin-right="0in" fo:text-indent="0in" style:auto-text-indent="false"/>
      <style:text-properties officeooo:rsid="00711229" officeooo:paragraph-rsid="0078e005"/>
    </style:style>
    <style:style style:name="P61" style:family="paragraph" style:parent-style-name="Standard">
      <style:paragraph-properties fo:margin-left="0in" fo:margin-right="0in" fo:text-indent="0in" style:auto-text-indent="false"/>
      <style:text-properties officeooo:rsid="00026a16" officeooo:paragraph-rsid="00165874"/>
    </style:style>
    <style:style style:name="P62" style:family="paragraph" style:parent-style-name="Standard">
      <style:paragraph-properties fo:margin-left="0in" fo:margin-right="0in" fo:text-indent="0in" style:auto-text-indent="false"/>
      <style:text-properties officeooo:rsid="00711229" officeooo:paragraph-rsid="00711229"/>
    </style:style>
    <style:style style:name="P63" style:family="paragraph" style:parent-style-name="Standard">
      <style:paragraph-properties fo:margin-left="0in" fo:margin-right="0in" fo:text-indent="0in" style:auto-text-indent="false"/>
      <style:text-properties officeooo:rsid="00711229" officeooo:paragraph-rsid="00d20737"/>
    </style:style>
    <style:style style:name="P64" style:family="paragraph" style:parent-style-name="Standard">
      <style:paragraph-properties fo:margin-left="0in" fo:margin-right="0in" fo:text-indent="0in" style:auto-text-indent="false"/>
      <style:text-properties officeooo:rsid="00032c95" officeooo:paragraph-rsid="00165874"/>
    </style:style>
    <style:style style:name="P65" style:family="paragraph" style:parent-style-name="Standard">
      <style:paragraph-properties fo:margin-left="0in" fo:margin-right="0in" fo:text-indent="0in" style:auto-text-indent="false"/>
      <style:text-properties officeooo:rsid="007525f6" officeooo:paragraph-rsid="00741e96"/>
    </style:style>
    <style:style style:name="P66" style:family="paragraph" style:parent-style-name="Standard">
      <style:paragraph-properties fo:margin-left="0in" fo:margin-right="0in" fo:text-indent="0in" style:auto-text-indent="false"/>
      <style:text-properties officeooo:rsid="00165874" officeooo:paragraph-rsid="00711229"/>
    </style:style>
    <style:style style:name="P67" style:family="paragraph" style:parent-style-name="Text_20_body">
      <style:text-properties officeooo:rsid="00f0c2e3" officeooo:paragraph-rsid="00f0c2e3"/>
    </style:style>
    <style:style style:name="P68" style:family="paragraph" style:parent-style-name="Text_20_body">
      <style:text-properties officeooo:rsid="00e0f513" officeooo:paragraph-rsid="00e45135"/>
    </style:style>
    <style:style style:name="P69" style:family="paragraph" style:parent-style-name="Text_20_body">
      <style:text-properties officeooo:paragraph-rsid="00f441a0"/>
    </style:style>
    <style:style style:name="P70" style:family="paragraph" style:parent-style-name="Text_20_body">
      <style:text-properties officeooo:rsid="00f441a0" officeooo:paragraph-rsid="00f441a0"/>
    </style:style>
    <style:style style:name="P71" style:family="paragraph" style:parent-style-name="Text_20_body">
      <style:text-properties fo:font-weight="bold" officeooo:rsid="00f441a0" officeooo:paragraph-rsid="00f441a0" style:font-weight-asian="bold" style:font-weight-complex="bold"/>
    </style:style>
    <style:style style:name="P72" style:family="paragraph" style:parent-style-name="Text_20_body">
      <style:text-properties officeooo:rsid="00f5b469" officeooo:paragraph-rsid="00fb33b4"/>
    </style:style>
    <style:style style:name="P73" style:family="paragraph" style:parent-style-name="Text_20_body">
      <style:text-properties officeooo:rsid="00f5b469" officeooo:paragraph-rsid="0110018f"/>
    </style:style>
    <style:style style:name="P74" style:family="paragraph" style:parent-style-name="Text_20_body">
      <style:text-properties officeooo:rsid="00f5b469" officeooo:paragraph-rsid="0110d24f"/>
    </style:style>
    <style:style style:name="P75" style:family="paragraph" style:parent-style-name="Text_20_body">
      <style:text-properties officeooo:rsid="00f5b469" officeooo:paragraph-rsid="011ed64f"/>
    </style:style>
    <style:style style:name="P76" style:family="paragraph" style:parent-style-name="Text_20_body">
      <style:text-properties officeooo:rsid="00fb33b4" officeooo:paragraph-rsid="00fb33b4"/>
    </style:style>
    <style:style style:name="P77" style:family="paragraph" style:parent-style-name="Text_20_body">
      <style:text-properties officeooo:rsid="0110018f" officeooo:paragraph-rsid="0110018f"/>
    </style:style>
    <style:style style:name="P78" style:family="paragraph" style:parent-style-name="Text_20_body">
      <style:text-properties officeooo:rsid="0110d24f" officeooo:paragraph-rsid="0110d24f"/>
    </style:style>
    <style:style style:name="P79" style:family="paragraph" style:parent-style-name="Title">
      <style:text-properties officeooo:paragraph-rsid="012507ac"/>
    </style:style>
    <style:style style:name="P80" style:family="paragraph" style:parent-style-name="Text_20_body">
      <style:text-properties officeooo:rsid="01209a8c" officeooo:paragraph-rsid="01237c21"/>
    </style:style>
    <style:style style:name="P81" style:family="paragraph" style:parent-style-name="Text_20_body">
      <style:text-properties officeooo:rsid="01209a8c" officeooo:paragraph-rsid="012b8eb2"/>
    </style:style>
    <style:style style:name="P82" style:family="paragraph" style:parent-style-name="Text_20_body">
      <style:text-properties officeooo:rsid="00f9043f" officeooo:paragraph-rsid="011f69a1"/>
    </style:style>
    <style:style style:name="P83" style:family="paragraph" style:parent-style-name="Text_20_body">
      <style:text-properties officeooo:rsid="00f9043f" officeooo:paragraph-rsid="010da532"/>
    </style:style>
    <style:style style:name="P84" style:family="paragraph" style:parent-style-name="Text_20_body">
      <style:text-properties officeooo:rsid="00f9043f" officeooo:paragraph-rsid="01086b0b"/>
    </style:style>
    <style:style style:name="P85" style:family="paragraph" style:parent-style-name="Text_20_body">
      <style:text-properties officeooo:rsid="00f9043f" officeooo:paragraph-rsid="010750b0"/>
    </style:style>
    <style:style style:name="P86" style:family="paragraph" style:parent-style-name="Text_20_body">
      <style:text-properties officeooo:rsid="00f9043f" officeooo:paragraph-rsid="00fb8978"/>
    </style:style>
    <style:style style:name="P87" style:family="paragraph" style:parent-style-name="Text_20_body">
      <style:paragraph-properties fo:text-align="center" style:justify-single-word="false"/>
      <style:text-properties style:font-name="Liberation Serif1" fo:font-size="48pt" officeooo:rsid="01116c1d" officeooo:paragraph-rsid="01116c1d" style:font-size-asian="48pt" style:font-size-complex="48pt"/>
    </style:style>
    <style:style style:name="P88" style:family="paragraph" style:parent-style-name="Text_20_body">
      <style:text-properties officeooo:rsid="010b4fc6" officeooo:paragraph-rsid="010b4fc6"/>
    </style:style>
    <style:style style:name="P89" style:family="paragraph" style:parent-style-name="Text_20_body">
      <style:text-properties officeooo:rsid="010b4fc6" officeooo:paragraph-rsid="011ed64f"/>
    </style:style>
    <style:style style:name="P90" style:family="paragraph" style:parent-style-name="Text_20_body">
      <style:text-properties officeooo:rsid="010b4fc6" officeooo:paragraph-rsid="010c1030"/>
    </style:style>
    <style:style style:name="P91" style:family="paragraph" style:parent-style-name="Text_20_body">
      <style:text-properties officeooo:rsid="00fb33b4" officeooo:paragraph-rsid="00fb33b4"/>
    </style:style>
    <style:style style:name="P92" style:family="paragraph" style:parent-style-name="Text_20_body">
      <style:text-properties fo:font-style="normal" officeooo:rsid="00e9e026" officeooo:paragraph-rsid="00e6d9f8" style:font-style-asian="normal" style:font-style-complex="normal"/>
    </style:style>
    <style:style style:name="P93" style:family="paragraph" style:parent-style-name="Text_20_body">
      <style:text-properties fo:font-style="normal" officeooo:rsid="00ecd78c" officeooo:paragraph-rsid="00f441a0" style:font-style-asian="normal" style:font-style-complex="normal"/>
    </style:style>
    <style:style style:name="T1" style:family="text">
      <style:text-properties officeooo:rsid="00175db1"/>
    </style:style>
    <style:style style:name="T2" style:family="text">
      <style:text-properties fo:font-weight="bold" style:font-weight-asian="bold" style:font-weight-complex="bold"/>
    </style:style>
    <style:style style:name="T3" style:family="text">
      <style:text-properties fo:font-weight="bold" officeooo:rsid="008f8f74" style:font-weight-asian="bold" style:font-weight-complex="bold"/>
    </style:style>
    <style:style style:name="T4" style:family="text">
      <style:text-properties fo:font-weight="bold" officeooo:rsid="00936e04" style:font-weight-asian="bold" style:font-weight-complex="bold"/>
    </style:style>
    <style:style style:name="T5" style:family="text">
      <style:text-properties fo:font-weight="bold" officeooo:rsid="00989476" style:font-weight-asian="bold" style:font-weight-complex="bold"/>
    </style:style>
    <style:style style:name="T6" style:family="text">
      <style:text-properties fo:font-weight="bold" officeooo:rsid="009f1168" style:font-weight-asian="bold" style:font-weight-complex="bold"/>
    </style:style>
    <style:style style:name="T7" style:family="text">
      <style:text-properties fo:font-weight="bold" officeooo:rsid="009f8342" style:font-weight-asian="bold" style:font-weight-complex="bold"/>
    </style:style>
    <style:style style:name="T8" style:family="text">
      <style:text-properties fo:font-weight="bold" officeooo:rsid="00a0718f" style:font-weight-asian="bold" style:font-weight-complex="bold"/>
    </style:style>
    <style:style style:name="T9" style:family="text">
      <style:text-properties fo:font-weight="bold" officeooo:rsid="00a1b42d" style:font-weight-asian="bold" style:font-weight-complex="bold"/>
    </style:style>
    <style:style style:name="T10" style:family="text">
      <style:text-properties fo:font-weight="bold" officeooo:rsid="00a8d9e5" style:font-weight-asian="bold" style:font-weight-complex="bold"/>
    </style:style>
    <style:style style:name="T11" style:family="text">
      <style:text-properties fo:font-weight="bold" officeooo:rsid="00ab4758" style:font-weight-asian="bold" style:font-weight-complex="bold"/>
    </style:style>
    <style:style style:name="T12" style:family="text">
      <style:text-properties fo:font-weight="bold" officeooo:rsid="00b8b117" style:font-weight-asian="bold" style:font-weight-complex="bold"/>
    </style:style>
    <style:style style:name="T13" style:family="text">
      <style:text-properties fo:font-weight="bold" officeooo:rsid="00bb16b9" style:font-weight-asian="bold" style:font-weight-complex="bold"/>
    </style:style>
    <style:style style:name="T14" style:family="text">
      <style:text-properties fo:font-weight="bold" officeooo:rsid="00bb1818" style:font-weight-asian="bold" style:font-weight-complex="bold"/>
    </style:style>
    <style:style style:name="T15" style:family="text">
      <style:text-properties fo:font-weight="bold" officeooo:rsid="00c6cc2e" style:font-weight-asian="bold" style:font-weight-complex="bold"/>
    </style:style>
    <style:style style:name="T16" style:family="text">
      <style:text-properties fo:font-weight="bold" officeooo:rsid="00c76a91" style:font-weight-asian="bold" style:font-weight-complex="bold"/>
    </style:style>
    <style:style style:name="T17" style:family="text">
      <style:text-properties fo:font-weight="bold" officeooo:rsid="00c98c8a" style:font-weight-asian="bold" style:font-weight-complex="bold"/>
    </style:style>
    <style:style style:name="T18" style:family="text">
      <style:text-properties officeooo:rsid="003cf8f6"/>
    </style:style>
    <style:style style:name="T19" style:family="text">
      <style:text-properties officeooo:rsid="006af1ec"/>
    </style:style>
    <style:style style:name="T20" style:family="text">
      <style:text-properties officeooo:rsid="00711229"/>
    </style:style>
    <style:style style:name="T21" style:family="text">
      <style:text-properties officeooo:rsid="00720b29"/>
    </style:style>
    <style:style style:name="T22" style:family="text">
      <style:text-properties officeooo:rsid="00741e96"/>
    </style:style>
    <style:style style:name="T23" style:family="text">
      <style:text-properties officeooo:rsid="0076051b"/>
    </style:style>
    <style:style style:name="T24" style:family="text">
      <style:text-properties officeooo:rsid="00771995"/>
    </style:style>
    <style:style style:name="T25" style:family="text">
      <style:text-properties officeooo:rsid="0079f3e0"/>
    </style:style>
    <style:style style:name="T26" style:family="text">
      <style:text-properties officeooo:rsid="007a907a"/>
    </style:style>
    <style:style style:name="T27" style:family="text">
      <style:text-properties officeooo:rsid="007bbae0"/>
    </style:style>
    <style:style style:name="T28" style:family="text">
      <style:text-properties officeooo:rsid="007d42f8"/>
    </style:style>
    <style:style style:name="T29" style:family="text">
      <style:text-properties fo:font-weight="normal" style:font-weight-asian="normal" style:font-weight-complex="normal"/>
    </style:style>
    <style:style style:name="T30" style:family="text">
      <style:text-properties fo:font-weight="normal" officeooo:rsid="008d5cae" style:font-weight-asian="normal" style:font-weight-complex="normal"/>
    </style:style>
    <style:style style:name="T31" style:family="text">
      <style:text-properties fo:font-weight="normal" officeooo:rsid="008ecfa0" style:font-weight-asian="normal" style:font-weight-complex="normal"/>
    </style:style>
    <style:style style:name="T32" style:family="text">
      <style:text-properties fo:font-weight="normal" officeooo:rsid="008f8f74" style:font-weight-asian="normal" style:font-weight-complex="normal"/>
    </style:style>
    <style:style style:name="T33" style:family="text">
      <style:text-properties fo:font-weight="normal" officeooo:rsid="0090eb0b" style:font-weight-asian="normal" style:font-weight-complex="normal"/>
    </style:style>
    <style:style style:name="T34" style:family="text">
      <style:text-properties fo:font-weight="normal" officeooo:rsid="00913033" style:font-weight-asian="normal" style:font-weight-complex="normal"/>
    </style:style>
    <style:style style:name="T35" style:family="text">
      <style:text-properties fo:font-weight="normal" officeooo:rsid="00916dd3" style:font-weight-asian="normal" style:font-weight-complex="normal"/>
    </style:style>
    <style:style style:name="T36" style:family="text">
      <style:text-properties fo:font-weight="normal" officeooo:rsid="00936e04" style:font-weight-asian="normal" style:font-weight-complex="normal"/>
    </style:style>
    <style:style style:name="T37" style:family="text">
      <style:text-properties fo:font-weight="normal" officeooo:rsid="0094a0c2" style:font-weight-asian="normal" style:font-weight-complex="normal"/>
    </style:style>
    <style:style style:name="T38" style:family="text">
      <style:text-properties fo:font-weight="normal" officeooo:rsid="009603d8" style:font-weight-asian="normal" style:font-weight-complex="normal"/>
    </style:style>
    <style:style style:name="T39" style:family="text">
      <style:text-properties fo:font-weight="normal" officeooo:rsid="0096ceb0" style:font-weight-asian="normal" style:font-weight-complex="normal"/>
    </style:style>
    <style:style style:name="T40" style:family="text">
      <style:text-properties fo:font-weight="normal" officeooo:rsid="00989476" style:font-weight-asian="normal" style:font-weight-complex="normal"/>
    </style:style>
    <style:style style:name="T41" style:family="text">
      <style:text-properties fo:font-weight="normal" officeooo:rsid="009a82c0" style:font-weight-asian="normal" style:font-weight-complex="normal"/>
    </style:style>
    <style:style style:name="T42" style:family="text">
      <style:text-properties fo:font-weight="normal" officeooo:rsid="009db7df" style:font-weight-asian="normal" style:font-weight-complex="normal"/>
    </style:style>
    <style:style style:name="T43" style:family="text">
      <style:text-properties fo:font-weight="normal" officeooo:rsid="009f1168" style:font-weight-asian="normal" style:font-weight-complex="normal"/>
    </style:style>
    <style:style style:name="T44" style:family="text">
      <style:text-properties fo:font-weight="normal" officeooo:rsid="009f8342" style:font-weight-asian="normal" style:font-weight-complex="normal"/>
    </style:style>
    <style:style style:name="T45" style:family="text">
      <style:text-properties fo:font-weight="normal" officeooo:rsid="00a0718f" style:font-weight-asian="normal" style:font-weight-complex="normal"/>
    </style:style>
    <style:style style:name="T46" style:family="text">
      <style:text-properties fo:font-weight="normal" officeooo:rsid="00a1b42d" style:font-weight-asian="normal" style:font-weight-complex="normal"/>
    </style:style>
    <style:style style:name="T47" style:family="text">
      <style:text-properties fo:font-weight="normal" officeooo:rsid="00a47b48" style:font-weight-asian="normal" style:font-weight-complex="normal"/>
    </style:style>
    <style:style style:name="T48" style:family="text">
      <style:text-properties fo:font-weight="normal" officeooo:rsid="00a5f4a9" style:font-weight-asian="normal" style:font-weight-complex="normal"/>
    </style:style>
    <style:style style:name="T49" style:family="text">
      <style:text-properties fo:font-weight="normal" officeooo:rsid="00a7509a" style:font-weight-asian="normal" style:font-weight-complex="normal"/>
    </style:style>
    <style:style style:name="T50" style:family="text">
      <style:text-properties fo:font-weight="normal" officeooo:rsid="00a878e5" style:font-weight-asian="normal" style:font-weight-complex="normal"/>
    </style:style>
    <style:style style:name="T51" style:family="text">
      <style:text-properties fo:font-weight="normal" officeooo:rsid="00a8d9e5" style:font-weight-asian="normal" style:font-weight-complex="normal"/>
    </style:style>
    <style:style style:name="T52" style:family="text">
      <style:text-properties fo:font-weight="normal" officeooo:rsid="00ab4758" style:font-weight-asian="normal" style:font-weight-complex="normal"/>
    </style:style>
    <style:style style:name="T53" style:family="text">
      <style:text-properties fo:font-weight="normal" officeooo:rsid="00ac470d" style:font-weight-asian="normal" style:font-weight-complex="normal"/>
    </style:style>
    <style:style style:name="T54" style:family="text">
      <style:text-properties fo:font-weight="normal" officeooo:rsid="00bb16b9" style:font-weight-asian="normal" style:font-weight-complex="normal"/>
    </style:style>
    <style:style style:name="T55" style:family="text">
      <style:text-properties fo:font-weight="normal" officeooo:rsid="00bb1818" style:font-weight-asian="normal" style:font-weight-complex="normal"/>
    </style:style>
    <style:style style:name="T56" style:family="text">
      <style:text-properties fo:font-weight="normal" officeooo:rsid="00bc5f5f" style:font-weight-asian="normal" style:font-weight-complex="normal"/>
    </style:style>
    <style:style style:name="T57" style:family="text">
      <style:text-properties fo:font-weight="normal" officeooo:rsid="00bd7350" style:font-weight-asian="normal" style:font-weight-complex="normal"/>
    </style:style>
    <style:style style:name="T58" style:family="text">
      <style:text-properties fo:font-weight="normal" officeooo:rsid="00c3da84" style:font-weight-asian="normal" style:font-weight-complex="normal"/>
    </style:style>
    <style:style style:name="T59" style:family="text">
      <style:text-properties fo:font-weight="normal" officeooo:rsid="00c542b9" style:font-weight-asian="normal" style:font-weight-complex="normal"/>
    </style:style>
    <style:style style:name="T60" style:family="text">
      <style:text-properties fo:font-weight="normal" officeooo:rsid="00c6cc2e" style:font-weight-asian="normal" style:font-weight-complex="normal"/>
    </style:style>
    <style:style style:name="T61" style:family="text">
      <style:text-properties fo:font-weight="normal" officeooo:rsid="00c81b6b" style:font-weight-asian="normal" style:font-weight-complex="normal"/>
    </style:style>
    <style:style style:name="T62" style:family="text">
      <style:text-properties fo:font-weight="normal" officeooo:rsid="00c98c8a" style:font-weight-asian="normal" style:font-weight-complex="normal"/>
    </style:style>
    <style:style style:name="T63" style:family="text">
      <style:text-properties fo:font-weight="normal" officeooo:rsid="00cc581d" style:font-weight-asian="normal" style:font-weight-complex="normal"/>
    </style:style>
    <style:style style:name="T64" style:family="text">
      <style:text-properties fo:font-weight="normal" officeooo:rsid="00cf7078" style:font-weight-asian="normal" style:font-weight-complex="normal"/>
    </style:style>
    <style:style style:name="T65" style:family="text">
      <style:text-properties fo:font-weight="normal" officeooo:rsid="00d4bbcc" style:font-weight-asian="normal" style:font-weight-complex="normal"/>
    </style:style>
    <style:style style:name="T66" style:family="text">
      <style:text-properties fo:font-weight="normal" officeooo:rsid="00d51843" style:font-weight-asian="normal" style:font-weight-complex="normal"/>
    </style:style>
    <style:style style:name="T67" style:family="text">
      <style:text-properties fo:font-weight="normal" officeooo:rsid="00d6972a" style:font-weight-asian="normal" style:font-weight-complex="normal"/>
    </style:style>
    <style:style style:name="T68" style:family="text">
      <style:text-properties fo:font-weight="normal" officeooo:rsid="00d71a16" style:font-weight-asian="normal" style:font-weight-complex="normal"/>
    </style:style>
    <style:style style:name="T69" style:family="text">
      <style:text-properties fo:font-weight="normal" officeooo:rsid="00d88530" style:font-weight-asian="normal" style:font-weight-complex="normal"/>
    </style:style>
    <style:style style:name="T70" style:family="text">
      <style:text-properties fo:font-weight="normal" officeooo:rsid="00da3725" style:font-weight-asian="normal" style:font-weight-complex="normal"/>
    </style:style>
    <style:style style:name="T71" style:family="text">
      <style:text-properties fo:font-weight="normal" officeooo:rsid="00dfd405" style:font-weight-asian="normal" style:font-weight-complex="normal"/>
    </style:style>
    <style:style style:name="T72" style:family="text">
      <style:text-properties fo:font-style="italic" style:font-style-asian="italic" style:font-style-complex="italic"/>
    </style:style>
    <style:style style:name="T73" style:family="text">
      <style:text-properties fo:font-style="italic" officeooo:rsid="009e0bf5" style:font-style-asian="italic" style:font-style-complex="italic"/>
    </style:style>
    <style:style style:name="T74" style:family="text">
      <style:text-properties fo:font-style="italic" officeooo:rsid="00b3d3e1" style:font-style-asian="italic" style:font-style-complex="italic"/>
    </style:style>
    <style:style style:name="T75" style:family="text">
      <style:text-properties fo:font-style="italic" officeooo:rsid="00ab4758" style:font-style-asian="italic" style:font-style-complex="italic"/>
    </style:style>
    <style:style style:name="T76" style:family="text">
      <style:text-properties fo:font-style="italic" officeooo:rsid="00bbfed9" style:font-style-asian="italic" style:font-style-complex="italic"/>
    </style:style>
    <style:style style:name="T77" style:family="text">
      <style:text-properties fo:font-style="italic" officeooo:rsid="00c204d2" style:font-style-asian="italic" style:font-style-complex="italic"/>
    </style:style>
    <style:style style:name="T78" style:family="text">
      <style:text-properties fo:font-style="italic" officeooo:rsid="00bb16b9" style:font-style-asian="italic" style:font-style-complex="italic"/>
    </style:style>
    <style:style style:name="T79" style:family="text">
      <style:text-properties fo:font-style="italic" officeooo:rsid="00cc581d" style:font-style-asian="italic" style:font-style-complex="italic"/>
    </style:style>
    <style:style style:name="T80" style:family="text">
      <style:text-properties fo:font-style="italic" officeooo:rsid="00d51843" style:font-style-asian="italic" style:font-style-complex="italic"/>
    </style:style>
    <style:style style:name="T81" style:family="text">
      <style:text-properties fo:font-style="italic" officeooo:rsid="00d71a16" style:font-style-asian="italic" style:font-style-complex="italic"/>
    </style:style>
    <style:style style:name="T82" style:family="text">
      <style:text-properties fo:font-style="italic" officeooo:rsid="011ed64f" style:font-style-asian="italic" style:font-style-complex="italic"/>
    </style:style>
    <style:style style:name="T83" style:family="text">
      <style:text-properties fo:font-style="italic" officeooo:rsid="01271d6f" style:font-style-asian="italic" style:font-style-complex="italic"/>
    </style:style>
    <style:style style:name="T84" style:family="text">
      <style:text-properties fo:font-style="italic" fo:font-weight="normal" style:font-style-asian="italic" style:font-weight-asian="normal" style:font-style-complex="italic" style:font-weight-complex="normal"/>
    </style:style>
    <style:style style:name="T85" style:family="text">
      <style:text-properties fo:font-style="italic" fo:font-weight="normal" officeooo:rsid="009e0bf5" style:font-style-asian="italic" style:font-weight-asian="normal" style:font-style-complex="italic" style:font-weight-complex="normal"/>
    </style:style>
    <style:style style:name="T86" style:family="text">
      <style:text-properties fo:font-style="italic" fo:font-weight="normal" officeooo:rsid="00b06145" style:font-style-asian="italic" style:font-weight-asian="normal" style:font-style-complex="italic" style:font-weight-complex="normal"/>
    </style:style>
    <style:style style:name="T87" style:family="text">
      <style:text-properties fo:font-style="italic" fo:font-weight="normal" officeooo:rsid="00b7eeab" style:font-style-asian="italic" style:font-weight-asian="normal" style:font-style-complex="italic" style:font-weight-complex="normal"/>
    </style:style>
    <style:style style:name="T88" style:family="text">
      <style:text-properties officeooo:rsid="00913033"/>
    </style:style>
    <style:style style:name="T89" style:family="text">
      <style:text-properties officeooo:rsid="009e0bf5"/>
    </style:style>
    <style:style style:name="T90" style:family="text">
      <style:text-properties fo:font-style="normal" style:font-style-asian="normal" style:font-style-complex="normal"/>
    </style:style>
    <style:style style:name="T91" style:family="text">
      <style:text-properties fo:font-style="normal" officeooo:rsid="00ae14e3" style:font-style-asian="normal" style:font-style-complex="normal"/>
    </style:style>
    <style:style style:name="T92" style:family="text">
      <style:text-properties fo:font-style="normal" officeooo:rsid="009e0bf5" style:font-style-asian="normal" style:font-style-complex="normal"/>
    </style:style>
    <style:style style:name="T93" style:family="text">
      <style:text-properties fo:font-style="normal" officeooo:rsid="00b5797c" style:font-style-asian="normal" style:font-style-complex="normal"/>
    </style:style>
    <style:style style:name="T94" style:family="text">
      <style:text-properties fo:font-style="normal" officeooo:rsid="00b66924" style:font-style-asian="normal" style:font-style-complex="normal"/>
    </style:style>
    <style:style style:name="T95" style:family="text">
      <style:text-properties fo:font-style="normal" officeooo:rsid="00bbfed9" style:font-style-asian="normal" style:font-style-complex="normal"/>
    </style:style>
    <style:style style:name="T96" style:family="text">
      <style:text-properties fo:font-style="normal" officeooo:rsid="00c042ef" style:font-style-asian="normal" style:font-style-complex="normal"/>
    </style:style>
    <style:style style:name="T97" style:family="text">
      <style:text-properties fo:font-style="normal" officeooo:rsid="00c204d2" style:font-style-asian="normal" style:font-style-complex="normal"/>
    </style:style>
    <style:style style:name="T98" style:family="text">
      <style:text-properties fo:font-style="normal" officeooo:rsid="00d1ba43" style:font-style-asian="normal" style:font-style-complex="normal"/>
    </style:style>
    <style:style style:name="T99" style:family="text">
      <style:text-properties fo:font-style="normal" officeooo:rsid="00d51843" style:font-style-asian="normal" style:font-style-complex="normal"/>
    </style:style>
    <style:style style:name="T100" style:family="text">
      <style:text-properties fo:font-style="normal" officeooo:rsid="00d71a16" style:font-style-asian="normal" style:font-style-complex="normal"/>
    </style:style>
    <style:style style:name="T101" style:family="text">
      <style:text-properties fo:font-style="normal" officeooo:rsid="00e05e2f" style:font-style-asian="normal" style:font-style-complex="normal"/>
    </style:style>
    <style:style style:name="T102" style:family="text">
      <style:text-properties fo:font-style="normal" officeooo:rsid="00e6d9f8" style:font-style-asian="normal" style:font-style-complex="normal"/>
    </style:style>
    <style:style style:name="T103" style:family="text">
      <style:text-properties fo:font-style="normal" officeooo:rsid="00e88ad9" style:font-style-asian="normal" style:font-style-complex="normal"/>
    </style:style>
    <style:style style:name="T104" style:family="text">
      <style:text-properties fo:font-style="normal" officeooo:rsid="00eada12" style:font-style-asian="normal" style:font-style-complex="normal"/>
    </style:style>
    <style:style style:name="T105" style:family="text">
      <style:text-properties fo:font-style="normal" officeooo:rsid="00f441a0" style:font-style-asian="normal" style:font-style-complex="normal"/>
    </style:style>
    <style:style style:name="T106" style:family="text">
      <style:text-properties fo:font-style="normal" officeooo:rsid="00f5b469" style:font-style-asian="normal" style:font-style-complex="normal"/>
    </style:style>
    <style:style style:name="T107" style:family="text">
      <style:text-properties fo:font-style="normal" officeooo:rsid="01271d6f" style:font-style-asian="normal" style:font-style-complex="normal"/>
    </style:style>
    <style:style style:name="T108" style:family="text">
      <style:text-properties fo:font-style="normal" officeooo:rsid="0128778b" style:font-style-asian="normal" style:font-style-complex="normal"/>
    </style:style>
    <style:style style:name="T109" style:family="text">
      <style:text-properties fo:font-style="normal" officeooo:rsid="0128a323" style:font-style-asian="normal" style:font-style-complex="normal"/>
    </style:style>
    <style:style style:name="T110" style:family="text">
      <style:text-properties fo:font-style="normal" officeooo:rsid="011ed64f" style:font-style-asian="normal" style:font-style-complex="normal"/>
    </style:style>
    <style:style style:name="T111" style:family="text">
      <style:text-properties fo:font-style="normal" officeooo:rsid="011bc88e" style:font-style-asian="normal" style:font-style-complex="normal"/>
    </style:style>
    <style:style style:name="T112" style:family="text">
      <style:text-properties fo:font-style="normal" officeooo:rsid="01130b74" style:font-style-asian="normal" style:font-style-complex="normal"/>
    </style:style>
    <style:style style:name="T113" style:family="text">
      <style:text-properties fo:font-style="normal" officeooo:rsid="012a1528" style:font-style-asian="normal" style:font-style-complex="normal"/>
    </style:style>
    <style:style style:name="T114" style:family="text">
      <style:text-properties fo:font-style="normal" fo:font-weight="normal" style:font-style-asian="normal" style:font-weight-asian="normal" style:font-style-complex="normal" style:font-weight-complex="normal"/>
    </style:style>
    <style:style style:name="T115" style:family="text">
      <style:text-properties fo:font-style="normal" fo:font-weight="normal" officeooo:rsid="009e0bf5" style:font-style-asian="normal" style:font-weight-asian="normal" style:font-style-complex="normal" style:font-weight-complex="normal"/>
    </style:style>
    <style:style style:name="T116" style:family="text">
      <style:text-properties fo:font-style="normal" fo:font-weight="normal" officeooo:rsid="00b06145" style:font-style-asian="normal" style:font-weight-asian="normal" style:font-style-complex="normal" style:font-weight-complex="normal"/>
    </style:style>
    <style:style style:name="T117" style:family="text">
      <style:text-properties fo:font-style="normal" fo:font-weight="normal" officeooo:rsid="00b66924" style:font-style-asian="normal" style:font-weight-asian="normal" style:font-style-complex="normal" style:font-weight-complex="normal"/>
    </style:style>
    <style:style style:name="T118" style:family="text">
      <style:text-properties fo:font-style="normal" fo:font-weight="normal" officeooo:rsid="00b7b2e5" style:font-style-asian="normal" style:font-weight-asian="normal" style:font-style-complex="normal" style:font-weight-complex="normal"/>
    </style:style>
    <style:style style:name="T119" style:family="text">
      <style:text-properties fo:font-style="normal" fo:font-weight="normal" officeooo:rsid="00b7eeab" style:font-style-asian="normal" style:font-weight-asian="normal" style:font-style-complex="normal" style:font-weight-complex="normal"/>
    </style:style>
    <style:style style:name="T120" style:family="text">
      <style:text-properties fo:font-style="normal" fo:font-weight="normal" officeooo:rsid="00c204d2" style:font-style-asian="normal" style:font-weight-asian="normal" style:font-style-complex="normal" style:font-weight-complex="normal"/>
    </style:style>
    <style:style style:name="T121" style:family="text">
      <style:text-properties fo:font-style="normal" fo:font-weight="normal" officeooo:rsid="00ab4758" style:font-style-asian="normal" style:font-weight-asian="normal" style:font-style-complex="normal" style:font-weight-complex="normal"/>
    </style:style>
    <style:style style:name="T122" style:family="text">
      <style:text-properties fo:font-style="normal" fo:font-weight="normal" officeooo:rsid="00cc581d" style:font-style-asian="normal" style:font-weight-asian="normal" style:font-style-complex="normal" style:font-weight-complex="normal"/>
    </style:style>
    <style:style style:name="T123" style:family="text">
      <style:text-properties fo:font-style="normal" fo:font-weight="bold" officeooo:rsid="00b06145" style:font-style-asian="normal" style:font-weight-asian="bold" style:font-style-complex="normal" style:font-weight-complex="bold"/>
    </style:style>
    <style:style style:name="T124" style:family="text">
      <style:text-properties fo:font-style="normal" fo:font-weight="bold" officeooo:rsid="00ab4758" style:font-style-asian="normal" style:font-weight-asian="bold" style:font-style-complex="normal" style:font-weight-complex="bold"/>
    </style:style>
    <style:style style:name="T125" style:family="text">
      <style:text-properties officeooo:rsid="00ab4758"/>
    </style:style>
    <style:style style:name="T126" style:family="text">
      <style:text-properties officeooo:rsid="00b3d3e1"/>
    </style:style>
    <style:style style:name="T127" style:family="text">
      <style:text-properties officeooo:rsid="00b5797c"/>
    </style:style>
    <style:style style:name="T128" style:family="text">
      <style:text-properties officeooo:rsid="00b66924"/>
    </style:style>
    <style:style style:name="T129" style:family="text">
      <style:text-properties officeooo:rsid="00b7b2e5"/>
    </style:style>
    <style:style style:name="T130" style:family="text">
      <style:text-properties officeooo:rsid="00b8b117"/>
    </style:style>
    <style:style style:name="T131" style:family="text">
      <style:text-properties officeooo:rsid="00ba75d4"/>
    </style:style>
    <style:style style:name="T132" style:family="text">
      <style:text-properties officeooo:rsid="00bb16b9"/>
    </style:style>
    <style:style style:name="T133" style:family="text">
      <style:text-properties officeooo:rsid="00bd7350"/>
    </style:style>
    <style:style style:name="T134" style:family="text">
      <style:text-properties officeooo:rsid="00c204d2"/>
    </style:style>
    <style:style style:name="T135" style:family="text">
      <style:text-properties officeooo:rsid="008c37be"/>
    </style:style>
    <style:style style:name="T136" style:family="text">
      <style:text-properties officeooo:rsid="00c542b9"/>
    </style:style>
    <style:style style:name="T137" style:family="text">
      <style:text-properties officeooo:rsid="00ca1527"/>
    </style:style>
    <style:style style:name="T138" style:family="text">
      <style:text-properties officeooo:rsid="00d20737"/>
    </style:style>
    <style:style style:name="T139" style:family="text">
      <style:text-properties officeooo:rsid="00d51843"/>
    </style:style>
    <style:style style:name="T140" style:family="text">
      <style:text-properties style:font-name="Liberation Serif" fo:font-weight="normal" officeooo:rsid="008d5cae" style:font-weight-asian="normal" style:font-weight-complex="normal"/>
    </style:style>
    <style:style style:name="T141" style:family="text">
      <style:text-properties style:font-name="Liberation Serif" fo:font-weight="normal" officeooo:rsid="00d6972a" style:font-weight-asian="normal" style:font-weight-complex="normal"/>
    </style:style>
    <style:style style:name="T142" style:family="text">
      <style:text-properties style:font-name="Liberation Serif" officeooo:rsid="00f9043f" style:font-name-asian="Droid Sans Fallback" style:font-name-complex="Droid Sans Devanagari"/>
    </style:style>
    <style:style style:name="T143" style:family="text">
      <style:text-properties officeooo:rsid="00d6972a"/>
    </style:style>
    <style:style style:name="T144" style:family="text">
      <style:text-properties officeooo:rsid="00d71a16"/>
    </style:style>
    <style:style style:name="T145" style:family="text">
      <style:text-properties officeooo:rsid="00da3725"/>
    </style:style>
    <style:style style:name="T146" style:family="text">
      <style:text-properties officeooo:rsid="00db3dde"/>
    </style:style>
    <style:style style:name="T147" style:family="text">
      <style:text-properties officeooo:rsid="00dfd405"/>
    </style:style>
    <style:style style:name="T148" style:family="text">
      <style:text-properties officeooo:rsid="00e05e2f"/>
    </style:style>
    <style:style style:name="T149" style:family="text">
      <style:text-properties officeooo:rsid="00f1e2e1"/>
    </style:style>
    <style:style style:name="T150" style:family="text">
      <style:text-properties officeooo:rsid="00f441a0"/>
    </style:style>
    <style:style style:name="T151" style:family="text">
      <style:text-properties officeooo:rsid="00f78d83"/>
    </style:style>
    <style:style style:name="T152" style:family="text">
      <style:text-properties officeooo:rsid="00f9043f"/>
    </style:style>
    <style:style style:name="T153" style:family="text">
      <style:text-properties officeooo:rsid="00fb33b4"/>
    </style:style>
    <style:style style:name="T154" style:family="text">
      <style:text-properties officeooo:rsid="010cc006"/>
    </style:style>
    <style:style style:name="T155" style:family="text">
      <style:text-properties style:font-name="Liberation Serif1" officeooo:rsid="00f9043f" style:font-name-asian="Liberation Serif1" style:font-name-complex="Liberation Serif1"/>
    </style:style>
    <style:style style:name="T156" style:family="text">
      <style:text-properties officeooo:rsid="0119a954"/>
    </style:style>
    <style:style style:name="T157" style:family="text">
      <style:text-properties officeooo:rsid="011e11d9"/>
    </style:style>
    <style:style style:name="T158" style:family="text">
      <style:text-properties officeooo:rsid="011ed64f"/>
    </style:style>
    <style:style style:name="T159" style:family="text">
      <style:text-properties officeooo:rsid="012b8eb2"/>
    </style:style>
    <style:style style:name="T160" style:family="text">
      <style:text-properties officeooo:rsid="012d4700"/>
    </style:style>
    <style:style style:name="T161" style:family="text">
      <style:text-properties officeooo:rsid="012e337f"/>
    </style:style>
    <style:style style:name="T162" style:family="text">
      <style:text-properties officeooo:rsid="012f073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text:span text:style-name="T157">Private</text:span> <text:span text:style-name="T154">Cloud Anonyms</text:span></text:p>
      <text:p text:style-name="Subtitle"><text:span text:style-name="T157">Containing Development </text:span>SQL Server for Linux <text:span text:style-name="T157">on</text:span> <text:span text:style-name="T149">Linux</text:span></text:p>
      <text:p text:style-name="Text_20_body"/>
      <text:p text:style-name="P74">An anonym <text:span text:style-name="T152">is an anonymous alias or pseudonym.</text:span></text:p>
      <text:p text:style-name="P81"><text:span text:style-name="T159">A</text:span> distinction between an anonym and a pseudonym is not generally ascribed. In this post, I seek to push forth <text:span text:style-name="T160">a</text:span> subtle distinction <text:span text:style-name="T160">between the two concerning anonimity. A</text:span> pseudonym remain<text:span text:style-name="T160">s</text:span> exactly what it always was: an alias or alternative name or label for something or someone. An anonym, though will be used to describe the special case of an <text:span text:style-name="T160">anonymous </text:span>alias. A pseudonym re-describes a known entity while an anonym puts a name, label <text:span text:style-name="T160">or handle</text:span> on a black box <text:span text:style-name="T160">with no knowledge of content or context</text:span>. A pseudonym is the key <text:span text:style-name="T159">or access path in</text:span>to the entity while an anonym <text:span text:style-name="T161">is a cloak that prevents </text:span><text:s/><text:span text:style-name="T159">traversal</text:span>. <text:span text:style-name="T159">A pseudonym has relatively lower obscurity while an anonym has relatively higher obscurity. The psuedonym at most might require a lookup or join to fully reveal the entity in a normalized dataset while t</text:span>he anonym <text:span text:style-name="T160">represents a de-normalization to </text:span>maxim<text:span text:style-name="T159">ize</text:span> <text:span text:style-name="T160">data </text:span>opa<text:span text:style-name="T160">city</text:span>. </text:p>
      <text:p text:style-name="P80">An anonym <text:span text:style-name="T159">tries to be</text:span> a bi-directional dead-end. <text:s/><text:span text:style-name="T161">The sole purpose</text:span> of <text:span text:style-name="T161">an</text:span> anonym is to establish externally, the existence of <text:span text:style-name="T161">something – could be </text:span>a data<text:span text:style-name="T161">set, could be AREA 51 -</text:span> intended to be always unknowable outside of its context. Conversely, The role of the pseudonym is to provide an alternate route to a known, named endpoint: A bi-directional back-door. It follows that a pseudonym will often, but clearly need not be, descriptive while an anonym’<text:span text:style-name="T161">s name or label</text:span> would violate itself if it <text:span text:style-name="T161">were</text:span> <text:span text:style-name="T161">at all </text:span>descriptive and so should be as randomly generated as possible within the established conventional range and domain of allowed names or labels <text:span text:style-name="T161">as applied in</text:span> the external environment. <text:s/></text:p>
      <text:p text:style-name="P82">Either kind of alias may be a reference wrapper to the other but using an anonym as a reference to a pseudonym <text:span text:style-name="T161">clearly</text:span> <text:span text:style-name="T161">obtuse</text:span> and probably bizarre. If an anonym does nothing more than wrap a pseudonym you cannot get to the pseudonym using the anonym. An anonym might include, or compound, one or more pseudonyms within it’s context., <text:span text:style-name="T162">b</text:span>ut cannot <text:span text:style-name="T162">span the context of the</text:span> anonym <text:span text:style-name="T162">and the external environment without tearing a hole in the cloak. </text:span></text:p>
      <text:p text:style-name="P75"><text:span text:style-name="T152">By implication, the complexity of an anonym may be very significant, or anything less right down to the empty set (</text:span><text:span text:style-name="T155">∞</text:span><text:span text:style-name="T142"> - </text:span><text:span text:style-name="T152">0). The complexity of a pseudonym is always one (1). </text:span></text:p>
      <text:p text:style-name="P77">The dilemma may be immediately obvious. <text:span text:style-name="T156">What the devil is the point </text:span>or purpose <text:span text:style-name="T156">of</text:span> <text:span text:style-name="T156">an</text:span> unknown <text:span text:style-name="T156">entity</text:span>? <text:span text:style-name="T158">Why, it could be hideous or heinous…. or beautiful. Any answer is elusive because among the purposes of an anonym is the appearance of something aliased as an </text:span><text:span text:style-name="T82">unknown</text:span><text:span text:style-name="T158">. </text:span><text:span text:style-name="T82">Unknown</text:span><text:span text:style-name="T158"> does not imply </text:span><text:span text:style-name="T82">undefined</text:span><text:span text:style-name="T158"> or </text:span><text:span text:style-name="T82">null. </text:span><text:span text:style-name="T107">That which is </text:span><text:span text:style-name="T83">unknown</text:span><text:span text:style-name="T158"> has no </text:span><text:span text:style-name="T82">type </text:span><text:span text:style-name="T107">nor</text:span><text:span text:style-name="T83"> prototype</text:span><text:span text:style-name="T107"> and can </text:span><text:span text:style-name="T108">only</text:span><text:span text:style-name="T107"> be declared, defined, imported </text:span><text:span text:style-name="T108">or</text:span><text:span text:style-name="T107"> exported </text:span><text:span text:style-name="T109">via </text:span><text:span text:style-name="T108">preprocess</text:span><text:span text:style-name="T109">ing</text:span><text:span text:style-name="T108"> directives (e.g., compiled).</text:span><text:span text:style-name="T107"> </text:span><text:span text:style-name="T109">This pragma is most effective when proprietary to the context with full support for a cryptographic division of responsibility. <text:s/></text:span><text:span text:style-name="T110"><text:s/></text:span></text:p>
      <text:p text:style-name="P78"><text:span text:style-name="T90">In reality, everyone makes use of numerous anonyms. </text:span><text:span text:style-name="T113">Fundamental questions like God, evil or philosophy are</text:span><text:span text:style-name="T109"> w</text:span><text:span text:style-name="T113">idely</text:span><text:span text:style-name="T109"> </text:span><text:span text:style-name="T113">mentioned</text:span><text:span text:style-name="T111"> anonym</text:span><text:span text:style-name="T113">s</text:span><text:span text:style-name="T111">. </text:span><text:span text:style-name="T90">With regard to </text:span><text:span text:style-name="T112">software</text:span><text:span text:style-name="T90">, <text:s/></text:span></text:p>
      <text:p text:style-name="P87"><text:soft-page-break/>΅</text:p>
      <text:p text:style-name="P83">In SQL Server, derived tables, CTEs and views are conceptually pseudonyms. Linked Servers are aliases to unknowns identified using path and user metadata. Inside an anonym’s context, using the period “.” or the literal “localhost” to refer to the local default SQL Server Instance are remote, external exploitation of the intrinsic SQL Server anonym (plural). </text:p>
      <text:p text:style-name="P88">A pseudonym anonomizes by assumption of identity. There is no adolescence. </text:p>
      <text:p text:style-name="P89">An anonym is bound to the sum of its progenitor’s context by the circumstances and outcomes of the parents knowable events or context at any particular point in time. To initialize an anonym, the source context is imaged and re-exposed in a progeny context. </text:p>
      <text:p text:style-name="P75"/>
      <text:p text:style-name="P89">An anonym, then, is externally unrecognizable and unidentifiable even when the prime context remains well known. This must be true else cross-talk among the infinity of all contexts might always create random corruptions. Anonyms may, however, be aliased to expose a pseudonym outside the anonym’s context. The context is not available through this alias, but the complete anonym can be imaged, cloned, compared, copied or relocated with the pseudonym. <text:s text:c="3"/></text:p>
      <text:p text:style-name="P90">There are, by way of example, a very high frequency of DEV, TEST, and PROD contexts spoken about everywhere, but that tag always has different meaning that depends only upon the tagged context. That these are anonymous tags as opposed to pseudonyms is significant. These are different progeny for the same progenitor in different contexts and the tags have meaning only externally, never within the context tagged while a pseudonym is a valid reference within it’s own context.</text:p>
      <text:p text:style-name="P84"><text:s/></text:p>
      <text:p text:style-name="P85"><text:s/>The sum of the editor shortcuts an individual actually uses is an anonym in the context of that individual. The sum of the shortcuts the editor as shipped exposes may or may not be anonymous. For certain, there is no possibility to open a document index that points to a spot in an anonym. Anonyms are not recognizable from any external perspective. They blend in to the greater contexts unnoticed and unknowable. <text:s text:c="5"/></text:p>
      <text:p text:style-name="P86">Connecting to that Instance instance at port 1433 without the need to say so, demonstrates a common anonymity we may call “the well known”. <text:s/>In <text:s/>an environmental data context could be an instance, server, cluster, farm, federation or replicas and may include any number of data contexts. In a heterogeneous environment this could include data contexts and any number of environmental contexts as well as distributed partitions, shards, aggregations and archives as well as metadata (e.g., connections, routes, protocols, etc.) that may span or interconnect data, environmental and distributed heterogeneous contexts</text:p>
      <text:p text:style-name="P76"><text:soft-page-break/>Data contexts commonly recognizable and found frequently include <text:span text:style-name="T152">tuple</text:span>s<text:span text:style-name="T152">, </text:span>indexes, <text:span text:style-name="T152">table, collection</text:span>s<text:span text:style-name="T152">, schema</text:span>s<text:span text:style-name="T152">, database</text:span>s<text:span text:style-name="T152">, store</text:span>s,<text:span text:style-name="T152"> tablespace</text:span>s, etc.<text:span text:style-name="T152">.</text:span></text:p>
      <text:p text:style-name="P76">Familiar environmental contexts might include any of development, staging, test, production or warehouse found on a server or on clusters, farms, federations or replicas of servers. </text:p>
      <text:p text:style-name="P72"><text:span text:style-name="T153">In extension, a Private Anonym is a functional but fully self-contained and anonymous super set of one or more environments: a pseudocloud <text:s/>of any environment or . For our purposes, an anonym will carry security implications of anonymity and concealment that a pseudonym or the actual entity might not enjoy.</text:span> <text:span text:style-name="T151">A private cloud anonym, are self-contained and externally unrecognizable simulation of any distributed data environment. <text:s/></text:span><text:s/></text:p>
      <text:p text:style-name="P68"/>
      <text:p text:style-name="P68"/>
      <text:p text:style-name="P71">Which Linux laptop should I buy?</text:p>
      <text:p text:style-name="P69"><text:span text:style-name="T150">It isn’t that easy to buy a linux laptop. Far less complicated to use an old Windows laptop or any budget priced i5 or i7, perhaps one at closeout or factory reconditioned pricing. Then replace the boot drive with a reliable yet affordable 3D SSD. You could even p</text:span><text:span text:style-name="T102">ut that </text:span><text:span text:style-name="T105">spinning </text:span><text:span text:style-name="T104">SATA</text:span><text:span text:style-name="T102"> drive away somewhere safe labeled with where it came from </text:span><text:span text:style-name="T105">so you can</text:span><text:span text:style-name="T102"> put it back when you decide to re-sell or donate the computer at some later date. </text:span></text:p>
      <text:p text:style-name="P92"/>
      <text:p text:style-name="P71"><text:span text:style-name="T90">Which</text:span><text:span text:style-name="T102"> </text:span><text:span text:style-name="T90">Linux Distro should I use?</text:span></text:p>
      <text:p text:style-name="P70"><text:span text:style-name="T102">The Internet is loaded with testimonials </text:span><text:span text:style-name="T103">singing </text:span><text:span text:style-name="T106">the </text:span><text:span text:style-name="T103">praise</text:span><text:span text:style-name="T106">s</text:span><text:span text:style-name="T103"> </text:span><text:span text:style-name="T106">of</text:span><text:span text:style-name="T103"> </text:span><text:span text:style-name="T106">every</text:span><text:span text:style-name="T103"> Linux Distro. </text:span><text:span text:style-name="T106">Essentially, i</text:span><text:span text:style-name="T103">f </text:span><text:span text:style-name="T104">a distro’s</text:span><text:span text:style-name="T103"> </text:span><text:span text:style-name="T104">main repository provides a Docker </text:span><text:span text:style-name="T106">CE </text:span><text:span text:style-name="T104">package chances are </text:span><text:span text:style-name="T106">near certain that</text:span><text:span text:style-name="T104"> th</text:span><text:span text:style-name="T106">at</text:span><text:span text:style-name="T104"> distro will </text:span><text:span text:style-name="T90">be </text:span><text:span text:style-name="T106">a</text:span><text:span text:style-name="T90"> usable host for what follows</text:span><text:span text:style-name="T104">. </text:span><text:span text:style-name="T90">When looking a little closer at how it will be purposed, notice that software vendors tend to have favorites. In Microsoft’s SQL Server for Linux documentation, for example, notice the favoritism to Ubuntu, </text:span><text:span text:style-name="T106">Red Hat and SUSE in that order. If you have no overriding reasons to used another distro, sticking with one of these is a good idea. When managing Microsoft’s “official” Docker Image, familiarity with Ubuntu can be helpful but is certainly not a requirement. Once you have your anonym</text:span></text:p>
      <text:p text:style-name="P93"/>
      <text:p text:style-name="P67"/>
      <text:p text:style-name="P67"/>
      <text:p text:style-name="P57">Running a SQL Server Instance in a Container using the “Official” Image that Microsoft maintains on dockerhub.com from download to ready for restore is <text:span text:style-name="T147">quick</text:span>. <text:s/></text:p>
      <text:p text:style-name="P23"/>
      <text:p text:style-name="P24"><text:span text:style-name="T88">Two Docker CLI commands </text:span><text:span text:style-name="T56">produce</text:span><text:span text:style-name="T47"> a </text:span><text:span text:style-name="T71">running </text:span><text:span text:style-name="T47">SQL Server </text:span><text:span text:style-name="T71">with the database engine l</text:span><text:span text:style-name="T47">istening </text:span><text:span text:style-name="T67">on a</text:span><text:span text:style-name="T65"> host </text:span><text:span text:style-name="T67">port </text:span><text:span text:style-name="T70">and bridged </text:span><text:span text:style-name="T71">in</text:span><text:span text:style-name="T70">to the </text:span><text:span text:style-name="T71">virtual</text:span><text:span text:style-name="T65"> </text:span><text:span text:style-name="T70">network</text:span><text:span text:style-name="T65"> </text:span><text:span text:style-name="T70">of the Docker Container Engine </text:span><text:span text:style-name="T71">at the host</text:span><text:span text:style-name="T30">. </text:span><text:span text:style-name="T41"><text:s text:c="2"/></text:span></text:p>
      <text:p text:style-name="P57"><text:s/></text:p>
      <text:p text:style-name="P22"><text:soft-page-break/><text:span text:style-name="T88"><text:tab/>&gt; </text:span><text:span text:style-name="T140">docker pull</text:span></text:p>
      <text:p text:style-name="P21"><text:span text:style-name="T140"><text:tab/></text:span><text:span text:style-name="T141">&gt; </text:span><text:span text:style-name="T140">docker run</text:span></text:p>
      <text:p text:style-name="P36"/>
      <text:p text:style-name="P41"/>
      <text:p text:style-name="P40"><text:span text:style-name="T145">Granted, there can be a ton of arguments fed to both commands. That is good because, with a little forethought and adequate hands on knowledge, a developer or tester, perhaps remotely, can</text:span> <text:span text:style-name="T148">usefully</text:span> simulat<text:span text:style-name="T143">e</text:span> <text:span text:style-name="T144">a live topology delivering an environment for development and Integrative testing that is accurate, maintainable, source controlled, </text:span><text:span text:style-name="T80">fully portable</text:span><text:span text:style-name="T99">,</text:span><text:span text:style-name="T81"> </text:span><text:span text:style-name="T100">easy to use, </text:span><text:span text:style-name="T101">easy to rebuild and </text:span><text:span text:style-name="T100">.</text:span><text:span text:style-name="T80"> </text:span><text:span text:style-name="T139"><text:s text:c="6"/></text:span></text:p>
      <text:p text:style-name="P35"/>
      <text:p text:style-name="P38">Once <text:span text:style-name="T146">the SQL Server</text:span> image is <text:span text:style-name="T139">pulled from the dockerhub.com repo</text:span> each new container created from it is but a few seconds away. <text:span text:style-name="T139">It actually t</text:span>akes longer for <text:span text:style-name="T139">the system </text:span>databases to recover at startup than anything else. Since the <text:span text:style-name="T146">new </text:span>Image has only the four system databases, starting a new Container and it’s SQL Server <text:span text:style-name="T146">Container</text:span> is quick<text:span text:style-name="T139">er than any other SQL Server start I can recall.</text:span> </text:p>
      <text:p text:style-name="P35"/>
      <text:p text:style-name="P25"><text:span text:style-name="T68">This is about how to r</text:span><text:span text:style-name="T56">e</text:span><text:span text:style-name="T29">tain </text:span><text:span text:style-name="T41">this </text:span><text:span text:style-name="T29">simplicity as the SQL Server version/</text:span><text:span text:style-name="T32">patch</text:span><text:span text:style-name="T29"> changes and </text:span><text:span text:style-name="T34">the </text:span><text:span text:style-name="T29">application </text:span><text:span text:style-name="T38">simultaneously bares</text:span><text:span text:style-name="T31"> iterations of development</text:span><text:span text:style-name="T32">. </text:span><text:span text:style-name="T68">Every</text:span><text:span text:style-name="T47"> </text:span><text:span text:style-name="T68">software</text:span><text:span text:style-name="T32"> development effort has it’s own way of doing things </text:span><text:span text:style-name="T68">so it</text:span><text:span text:style-name="T47"> is </text:span><text:span text:style-name="T68">of utmost </text:span><text:span text:style-name="T47">import</text:span><text:span text:style-name="T68">ance</text:span><text:span text:style-name="T32"> </text:span><text:span text:style-name="T47">t</text:span><text:span text:style-name="T33">h</text:span><text:span text:style-name="T47">at extant</text:span><text:span text:style-name="T33"> </text:span><text:span text:style-name="T34">development </text:span><text:span text:style-name="T33">effort</text:span><text:span text:style-name="T47">s</text:span><text:span text:style-name="T33"> </text:span><text:span text:style-name="T68">are</text:span><text:span text:style-name="T33"> </text:span><text:span text:style-name="T68">sweetened</text:span><text:span text:style-name="T33"> rather than</text:span><text:span text:style-name="T47"> </text:span><text:span text:style-name="T68">soured</text:span><text:span text:style-name="T33"> </text:span><text:span text:style-name="T68">when</text:span><text:span text:style-name="T33"> </text:span><text:span text:style-name="T37">mixing </text:span><text:span text:style-name="T33">containers</text:span><text:span text:style-name="T38"> </text:span><text:span text:style-name="T33">in</text:span><text:span text:style-name="T37">to</text:span><text:span text:style-name="T33"> th</text:span><text:span text:style-name="T35">e</text:span><text:span text:style-name="T33"> </text:span><text:span text:style-name="T58">life-cycle</text:span><text:span text:style-name="T33"> soup. </text:span><text:span text:style-name="T47">As </text:span><text:span text:style-name="T58">is</text:span><text:span text:style-name="T47"> true for most things </text:span><text:span text:style-name="T69">in life</text:span><text:span text:style-name="T47">, a poor</text:span><text:span text:style-name="T58">ly conceived</text:span><text:span text:style-name="T47"> </text:span><text:span text:style-name="T68">recipe</text:span><text:span text:style-name="T47"> assures </text:span><text:span text:style-name="T68">pizza</text:span><text:span text:style-name="T47">. With a well reasoned plan, Development and Regression Testing </text:span><text:span text:style-name="T66">can</text:span><text:span text:style-name="T57"> </text:span><text:span text:style-name="T69">be done </text:span><text:span text:style-name="T57">reliab</text:span><text:span text:style-name="T69">ly</text:span><text:span text:style-name="T57"> </text:span><text:span text:style-name="T69">in an</text:span><text:span text:style-name="T57"> accurate reproduc</text:span><text:span text:style-name="T69">tion of</text:span><text:span text:style-name="T57"> the live environment </text:span><text:span text:style-name="T69">that will</text:span><text:span text:style-name="T57"> better facilitate the iterative process already in use, and easily adapt</text:span><text:span text:style-name="T58"> to</text:span><text:span text:style-name="T57"> </text:span><text:span text:style-name="T66">the</text:span><text:span text:style-name="T69"> local varieties of </text:span><text:span text:style-name="T66">ever-present </text:span><text:span text:style-name="T57">change.</text:span></text:p>
      <text:p text:style-name="P37"/>
      <text:p text:style-name="P27"><text:span text:style-name="T58">A</text:span><text:span text:style-name="T33"> prescriptive </text:span><text:span text:style-name="T58">one-size-fits-all</text:span><text:span text:style-name="T33"> </text:span><text:span text:style-name="T69">or</text:span><text:span text:style-name="T33"> </text:span><text:span text:style-name="T58">highly </text:span><text:span text:style-name="T33">generalized container based </text:span><text:span text:style-name="T41">SQL Server for Linux on Linux </text:span><text:span text:style-name="T33">development </text:span><text:span text:style-name="T69">paradigm</text:span><text:span text:style-name="T34"> </text:span><text:span text:style-name="T41">won’t </text:span><text:span text:style-name="T69">help so much</text:span><text:span text:style-name="T41"> </text:span><text:span text:style-name="T69">simply </text:span><text:span text:style-name="T41">because </text:span><text:span text:style-name="T69">every tool</text:span><text:span text:style-name="T37"> </text:span><text:span text:style-name="T69">carries the expectation</text:span><text:span text:style-name="T37"> to be used as designed. </text:span><text:span text:style-name="T70">Open Source t</text:span><text:span text:style-name="T41">ools</text:span><text:span text:style-name="T69"> made to</text:span><text:span text:style-name="T41"> </text:span><text:span text:style-name="T69">do what they are needed for and </text:span><text:span text:style-name="T41">are stable </text:span><text:span text:style-name="T70">are </text:span><text:span text:style-name="T38">preferred. </text:span><text:span text:style-name="T70">These</text:span><text:span text:style-name="T38"> </text:span><text:span text:style-name="T69">are </text:span><text:span text:style-name="T38">easily </text:span><text:span text:style-name="T69">extended</text:span><text:span text:style-name="T38"> to do precisely what is needed to facilitate</text:span><text:span text:style-name="T48"> </text:span><text:span text:style-name="T40">development and testing </text:span><text:span text:style-name="T70">excellence</text:span><text:span text:style-name="T38">. </text:span></text:p>
      <text:p text:style-name="P42"/>
      <text:p text:style-name="P26"><text:span text:style-name="T58">S</text:span><text:span text:style-name="T43">ince t</text:span><text:span text:style-name="T39">here is no </text:span><text:span text:style-name="T40">coding </text:span><text:span text:style-name="T39">platform more widely </text:span><text:span text:style-name="T41">familiar</text:span><text:span text:style-name="T39"> to developers and administrators for </text:span><text:span text:style-name="T40">automation</text:span><text:span text:style-name="T39"> tooling than Javascript </text:span><text:span text:style-name="T43">and because </text:span><text:span text:style-name="T39">t</text:span><text:span text:style-name="T37">he</text:span><text:span text:style-name="T36"> </text:span><text:span text:style-name="T4">Node.js</text:span><text:span text:style-name="T35"> </text:span><text:span text:style-name="T36">event loop is </text:span><text:span text:style-name="T37">the bee’s knees </text:span><text:span text:style-name="T39">for</text:span><text:span text:style-name="T41"> </text:span><text:span text:style-name="T66">state machine </text:span><text:span text:style-name="T39">automation </text:span><text:span text:style-name="T41">tools</text:span><text:span text:style-name="T43"> </text:span><text:span text:style-name="T58">a Node.js solution is ideal for building a development practice that does what you need from a working template. </text:span></text:p>
      <text:p text:style-name="P43"/>
      <text:p text:style-name="P49"><text:span text:style-name="T64">T</text:span><text:span text:style-name="T29">h</text:span><text:span text:style-name="T64">is</text:span><text:span text:style-name="T29"> is a tool that runs on a Linux OS running the Docker Container Engine host. Obviously, Node.js on the host is also necessary. </text:span><text:span text:style-name="T64">And for password and TLS</text:span><text:span text:style-name="T59"> encryption OpenSSL is also expected.</text:span><text:span text:style-name="T29"> <text:s text:c="5"/></text:span></text:p>
      <text:p text:style-name="P43"/>
      <text:p text:style-name="P39"><text:span text:style-name="T136">Installing the tool will pull a few packages from NPM:</text:span> </text:p>
      <text:p text:style-name="P31"><text:span text:style-name="T29"><text:tab/></text:span><text:span text:style-name="T10">chalk</text:span><text:span text:style-name="T51"> - terminal </text:span><text:span text:style-name="T59">string styling</text:span></text:p>
      <text:p text:style-name="P18"><text:span text:style-name="T3"><text:tab/>dockerode -</text:span><text:span text:style-name="T32"> Docker API</text:span><text:span text:style-name="T33"> </text:span></text:p>
      <text:p text:style-name="P20"><text:span text:style-name="T5"><text:tab/>mssql - </text:span><text:span text:style-name="T40">SQL Server </text:span><text:span text:style-name="T64">driver for tedious.js</text:span><text:span text:style-name="T40"> </text:span><text:span text:style-name="T59">(Microsoft </text:span><text:span text:style-name="T64">maintained</text:span><text:span text:style-name="T59">)</text:span><text:span text:style-name="T40"> </text:span></text:p>
      <text:p text:style-name="P18"><text:span text:style-name="T6"><text:tab/>vorpal</text:span><text:span text:style-name="T40"> – </text:span><text:span text:style-name="T59">interactive CLI </text:span><text:span text:style-name="T53"><text:s text:c="2"/></text:span></text:p>
      <text:p text:style-name="P19"><text:span text:style-name="T8"><text:tab/>n</text:span><text:span text:style-name="T7">edb -</text:span><text:span text:style-name="T64"> query store and audit logging</text:span></text:p>
      <text:p text:style-name="P20"><text:span text:style-name="T44"><text:tab/></text:span><text:span text:style-name="T8">SQLPad</text:span><text:span text:style-name="T44"> - query </text:span><text:span text:style-name="T49">server</text:span><text:span text:style-name="T44"> </text:span><text:span text:style-name="T59">for the browser</text:span><text:span text:style-name="T53"> </text:span><text:span text:style-name="T44">with </text:span><text:span text:style-name="T49">tabular output <text:s/>and </text:span><text:span text:style-name="T44">chart</text:span><text:span text:style-name="T49">s</text:span></text:p>
      <text:p text:style-name="P31"><text:span text:style-name="T46"><text:tab/></text:span><text:span text:style-name="T9">external-editor</text:span><text:span text:style-name="T46"> – </text:span><text:span text:style-name="T51">text </text:span><text:span text:style-name="T64">editor launcher</text:span></text:p>
      <text:p text:style-name="P31"><text:span text:style-name="T46"><text:tab/></text:span><text:span text:style-name="T9">get-port</text:span><text:span text:style-name="T46"> – </text:span><text:span text:style-name="T64">assure unique </text:span><text:span text:style-name="T51">local ports</text:span></text:p>
      <text:p text:style-name="P32"><text:span text:style-name="T46"><text:tab/></text:span><text:span text:style-name="T9">pretty-data</text:span><text:span text:style-name="T46"> - </text:span><text:span text:style-name="T59">render </text:span><text:span text:style-name="T51">JSON </text:span></text:p>
      <text:p text:style-name="P44"/>
      <text:p text:style-name="P51"><text:span text:style-name="T50">O</text:span><text:span text:style-name="T29">nce installed configuration</text:span><text:span text:style-name="T61">s</text:span><text:span text:style-name="T52"> </text:span><text:span text:style-name="T61">may </text:span><text:span text:style-name="T29">need </text:span><text:span text:style-name="T61">to be adjusted</text:span><text:span text:style-name="T29"> for </text:span><text:span text:style-name="T61">local system compatibility</text:span><text:span text:style-name="T29">.</text:span></text:p>
      <text:p text:style-name="P51"><text:span text:style-name="T61">T</text:span><text:span text:style-name="T29">he following </text:span><text:span text:style-name="T2">config.json</text:span><text:span text:style-name="T29"> keys </text:span><text:span text:style-name="T61">may need to be </text:span><text:span text:style-name="T64">s</text:span><text:span text:style-name="T61">et to values supported by the host computer.</text:span></text:p>
      <text:p text:style-name="P45"/>
      <text:p text:style-name="P50"><text:soft-page-break/><text:span text:style-name="T29"><text:s/><text:tab/></text:span><text:span text:style-name="T16">cli.e</text:span><text:span text:style-name="T14">ditor</text:span><text:span text:style-name="T55">: </text:span><text:span text:style-name="T63">App to use </text:span><text:span text:style-name="T29">to e</text:span><text:span text:style-name="T46">dit buffered query text. </text:span><text:span text:style-name="T10">emacs</text:span><text:span text:style-name="T51">, </text:span><text:span text:style-name="T8">vim</text:span><text:span text:style-name="T45"> </text:span><text:span text:style-name="T46">(default), </text:span><text:span text:style-name="T11">bluefish</text:span><text:span text:style-name="T46"> </text:span><text:span text:style-name="T29">or most any text editor included with the operating system that accepts</text:span><text:span text:style-name="T50"> </text:span><text:span text:style-name="T54">text</text:span><text:span text:style-name="T50"> </text:span><text:span text:style-name="T29">as the first argument when started from the terminal and </text:span><text:span text:style-name="T52">return</text:span><text:span text:style-name="T29">s the edited text on stdout. Editors already in the user’s $PATH are preferred </text:span><text:span text:style-name="T64">for simplicity</text:span><text:span text:style-name="T29">. Otherwise the </text:span><text:span text:style-name="T2">editor</text:span><text:span text:style-name="T29"> </text:span><text:span text:style-name="T63">setting</text:span><text:span text:style-name="T29"> </text:span><text:span text:style-name="T63">will </text:span><text:span text:style-name="T29">need to include the full path </text:span><text:span text:style-name="T63">of the executable named</text:span><text:span text:style-name="T29">.</text:span><text:span text:style-name="T50"> </text:span><text:span text:style-name="T45"><text:s text:c="3"/></text:span></text:p>
      <text:p text:style-name="P52"><text:span text:style-name="T55"><text:tab/></text:span><text:span text:style-name="T16">cli.</text:span><text:span text:style-name="T14">IDE</text:span><text:span text:style-name="T55">: </text:span><text:span text:style-name="T63">App to </text:span><text:span text:style-name="T60">use to e</text:span><text:span text:style-name="T49">dit</text:span><text:span text:style-name="T48"> </text:span><text:span text:style-name="T60">source </text:span><text:span text:style-name="T55">file</text:span><text:span text:style-name="T60">s across the project.</text:span><text:span text:style-name="T55"> </text:span><text:span text:style-name="T9">Atom</text:span><text:span text:style-name="T46">, </text:span><text:span text:style-name="T9">VSCode</text:span><text:span text:style-name="T46">*,</text:span><text:span text:style-name="T54"> </text:span><text:span text:style-name="T13">bluefish, </text:span><text:span text:style-name="T14">emacs</text:span><text:span text:style-name="T46"> </text:span><text:span text:style-name="T60">and </text:span><text:span text:style-name="T15">vim</text:span><text:span text:style-name="T60"> are </text:span><text:span text:style-name="T64">known</text:span><text:span text:style-name="T60"> to work. </text:span><text:span text:style-name="T64">Alm</text:span><text:span text:style-name="T60">ost any </text:span><text:span text:style-name="T64">editor</text:span><text:span text:style-name="T60"> that opens a </text:span><text:span text:style-name="T50"><text:s/></text:span><text:span text:style-name="T60">fully qualified </text:span><text:span text:style-name="T52">filename </text:span><text:span text:style-name="T60">when presented as the first argument when started from the terminal will do. Again, as with the </text:span><text:span text:style-name="T15">editor</text:span><text:span text:style-name="T60">, IDE’s already in the user’s $PATH are preferred. </text:span><text:span text:style-name="T132">Many editors open with a filename or text argument but there are IDEs that simply don’t accept text as the first positional argument. That is the main reason for two similar keys. Often, both will work with the same editor. For example, </text:span><text:span text:style-name="T2">vim</text:span><text:span text:style-name="T29">, </text:span><text:span text:style-name="T60">which is already on most Linux systems</text:span><text:span text:style-name="T132"> will load a file or text for edit so is the default for both in the config.json. (Even if it </text:span><text:span text:style-name="T78">is</text:span><text:span text:style-name="T132"> an insult to vim to call it an IDE. And oh, by the way, there is a vim page in the cheatsheet in case the user opens vim and can’t figure out how to get out.) </text:span></text:p>
      <text:p text:style-name="P17"/>
      <text:p text:style-name="P53"><text:span text:style-name="T135">*re: </text:span><text:span text:style-name="T11">SQLOPS</text:span><text:span text:style-name="T125"> The alpha does not accept </text:span><text:span text:style-name="T95">files or text</text:span><text:span text:style-name="T76"> as</text:span><text:span text:style-name="T75"> </text:span><text:span text:style-name="T79">the first positional </text:span><text:span text:style-name="T125">arg (yet?) but may eventually behave about like </text:span><text:span text:style-name="T11">VSCode</text:span><text:span text:style-name="T125"> - else simply become a </text:span><text:span text:style-name="T11">VSCode</text:span><text:span text:style-name="T125"> add-in - and would likely make a preferred query editor given the superficial Van Gogh incantation present (graphical SHOWPLAN) and other SQL Server integration. </text:span><text:span text:style-name="T52">JSON</text:span><text:span text:style-name="T125"> is already nicely done in </text:span><text:span text:style-name="T11">SQLOPS</text:span><text:span text:style-name="T121"> </text:span><text:span text:style-name="T122">and</text:span><text:span text:style-name="T124"> </text:span><text:span text:style-name="T125">it is also </text:span><text:span text:style-name="T75">possible</text:span><text:span text:style-name="T125"> to edit and save any text file in a New Query window, but by no stretch of the imagination is </text:span><text:span text:style-name="T11">SQLOPS</text:span><text:span text:style-name="T125"> an IDE for javascript source any more than is </text:span><text:span text:style-name="T11">vim</text:span><text:span text:style-name="T125">, </text:span><text:span text:style-name="T11">emacs</text:span><text:span text:style-name="T125">, </text:span><text:span text:style-name="T11">gedit,</text:span><text:span text:style-name="T125"> </text:span><text:span text:style-name="T11">kwrite </text:span><text:span text:style-name="T62">or</text:span><text:span text:style-name="T17"> pico/nano</text:span><text:span text:style-name="T125">. <text:s text:c="3"/></text:span></text:p>
      <text:p text:style-name="P53"/>
      <text:h text:style-name="Heading_20_3" text:outline-level="3">Mapping Local SQL Server for Linux Containers</text:h>
      <text:p text:style-name="P30">The unit of <text:span text:style-name="T128">operation of </text:span><text:span text:style-name="T2">SQL Server for Linux</text:span> in our context is the <text:span text:style-name="T72">Instance</text:span>. <text:span text:style-name="T126">An </text:span><text:span text:style-name="T74">Instance</text:span><text:span text:style-name="T126"> is a SQL Server </text:span><text:span text:style-name="T74">Container</text:span><text:span text:style-name="T126"> that listens at port 1433 over a docker bridge assigned IP and, simultaneously on an assigned port of the docker host – the machine where this app runs.. <text:s/></text:span><text:s/></text:p>
      <text:p text:style-name="P29"/>
      <text:p text:style-name="P34">The unit of download is a <text:span text:style-name="T89">Docker </text:span><text:span text:style-name="T73">Image </text:span><text:span text:style-name="T92">pulled from the dockerhub.com </text:span><text:span text:style-name="T94">using the Docker Container Engine. </text:span><text:span text:style-name="T93">The</text:span><text:span text:style-name="T91"> </text:span><text:span text:style-name="T92">Engine </text:span><text:span text:style-name="T94">is</text:span><text:span text:style-name="T92"> </text:span><text:span text:style-name="T93">sometimes referred to simply as docker: to say ‘docker is installed’ is to say the</text:span><text:span text:style-name="T91"> ‘</text:span><text:span text:style-name="T92">Docker C</text:span><text:span text:style-name="T91">ontainer</text:span><text:span text:style-name="T92"> Engine</text:span><text:span text:style-name="T93"> is installed’</text:span><text:span text:style-name="T92">. </text:span><text:span text:style-name="T96">SQL Server Developer Edition is in the</text:span><text:span text:style-name="T97"> </text:span><text:span text:style-name="T77">microsoft/mssql-server-linux </text:span><text:span text:style-name="T97">repo on dockerhub. Other releases are available in the store, and the Developer Edition can later be changed to another product level at any time. See Microsoft’s SQL Server for Linux online documentation for full </text:span><text:span text:style-name="T98">download and </text:span><text:span text:style-name="T97">licensing details. </text:span><text:span text:style-name="T98">In this app, only the repo mentioned has been used. Authentication login at the dockerhub is not required to pull this one. </text:span></text:p>
      <text:p text:style-name="P47"/>
      <text:p text:style-name="P33"><text:span text:style-name="T129">Downloaded </text:span>Images <text:span text:style-name="T127">are</text:span> unique by _id <text:span text:style-name="T134">(guid) when the container is examined using docker API</text:span>. <text:span text:style-name="T128">For offline uses like development and test,</text:span> <text:span text:style-name="T128">a</text:span>s many SQL Server <text:span text:style-name="T72">Containers</text:span> as will fit on available storage can be created from one <text:span text:style-name="T84">Image</text:span><text:span text:style-name="T114"> </text:span><text:span text:style-name="T117">and</text:span><text:span text:style-name="T114"> </text:span><text:span text:style-name="T117">a</text:span><text:span text:style-name="T114">s many </text:span><text:span text:style-name="T84">Containers</text:span><text:span text:style-name="T114"> as </text:span><text:span text:style-name="T118">host</text:span><text:span text:style-name="T114"> RAM might support can be started. </text:span><text:span text:style-name="T118">X</text:span></text:p>
      <text:p text:style-name="P46"/>
      <text:p text:style-name="P33"><text:span text:style-name="T117">The CLI connects to one SQL Server at a time. </text:span><text:span text:style-name="T115">The </text:span><text:span text:style-name="T85">Instance</text:span><text:span text:style-name="T115"> to which the CLI is currently connected </text:span><text:span text:style-name="T120">we</text:span><text:span text:style-name="T114"> distinguished</text:span><text:span text:style-name="T115"> as the </text:span><text:span text:style-name="T85">Target</text:span><text:span text:style-name="T115">. </text:span><text:span text:style-name="T116">For each </text:span><text:span text:style-name="T86">Target </text:span><text:span text:style-name="T116">attached to the CLI in the current application session, a new pool of connections is allocated. Since </text:span><text:span text:style-name="T123">mssql</text:span><text:span text:style-name="T116"> pools are client-side </text:span><text:span text:style-name="T119">metas</text:span><text:span text:style-name="T116"> until a connection is </text:span><text:span text:style-name="T119">opened</text:span><text:span text:style-name="T116"> </text:span><text:span text:style-name="T119">by</text:span><text:span text:style-name="T116"> submit</text:span><text:span text:style-name="T119">ting</text:span><text:span text:style-name="T116"> a query, </text:span><text:span text:style-name="T119">all</text:span><text:span text:style-name="T116"> pool</text:span><text:span text:style-name="T120">s</text:span><text:span text:style-name="T116"> </text:span><text:span text:style-name="T119">created since the application was started</text:span><text:span text:style-name="T116"> </text:span><text:span text:style-name="T119">are</text:span><text:span text:style-name="T116"> kept around until the application exits once allocated </text:span><text:span text:style-name="T119">and can be reused by returning the CLI to that </text:span><text:span text:style-name="T87">Target</text:span><text:span text:style-name="T116">.</text:span></text:p>
      <text:p text:style-name="P54"/>
      <text:p text:style-name="P55"><text:span text:style-name="T133">Since the Docker API exposes Container state as it changes the javascript map allows the . </text:span>The CLI builds <text:span text:style-name="T137">a </text:span>map <text:span text:style-name="T130">of </text:span>the <text:span text:style-name="T130">Docker</text:span> Image, Container, <text:span text:style-name="T130">and the </text:span><text:span text:style-name="T12">mssql</text:span><text:span text:style-name="T130"> </text:span>Pools on the <text:span text:style-name="T130">docker into a catalog of all things sourced from the configured dockerhub repo.</text:span></text:p>
      <text:p text:style-name="P55"/>
      <text:p text:style-name="P56"><text:soft-page-break/>The map is the application’s core. <text:s text:c="2"/></text:p>
      <text:h text:style-name="Heading_20_3" text:outline-level="3"/>
      <text:h text:style-name="Heading_20_3" text:outline-level="3"/>
      <text:h text:style-name="Heading_20_3" text:outline-level="3">Using the CLI</text:h>
      <text:p text:style-name="P28">Stand-alone Terminal CLI can be used from the terminal of VSCode or SQLOps, or the embedded SQLPad server <text:span text:style-name="T131">can be used for</text:span> <text:span text:style-name="T131">saveable </text:span>quer<text:span text:style-name="T131">ies</text:span> and chart<text:span text:style-name="T131">s</text:span> in a Chromium browser. <text:tab/></text:p>
      <text:p text:style-name="P16"/>
      <text:p text:style-name="P28">Reliance on documented ECMAScript and core <text:span text:style-name="T2">Node.js</text:span><text:span text:style-name="T29"> modules to mitigate javascript fragmentation. </text:span><text:span text:style-name="T42">Only NPM sourced packages in common usage are included. <text:s/></text:span><text:span text:style-name="T29"><text:s/></text:span><text:s text:c="2"/></text:p>
      <text:p text:style-name="P16"/>
      <text:p text:style-name="P48">Connect to every SQL Server Instance over the host’s Docker Container Engine’s VLAN or through the hosts’s sqlpal assigned local port on host mapped to 1433 in each container. Use the VLAN as you will. Connect applications, a SQLPad server, or not at all. Use the local port on the host when managing containers, SQL backup/restore, credential management, etc. </text:p>
      <text:p text:style-name="P8"/>
      <text:p text:style-name="P8">Manage containers, <text:span text:style-name="T26">backup/restore </text:span>databases, and <text:span text:style-name="T27">apply </text:span>crypto <text:span text:style-name="T24">credentials</text:span> <text:span text:style-name="T28">with ease</text:span> </text:p>
      <text:p text:style-name="P7">Set your application to use the SQL Server’s via the Docker Container Engine daemon’s virtual subnet </text:p>
      <text:p text:style-name="P7">Connect with SQLOPs <text:s/>to either the virtual subnet or a sqlpal managed port on the Docker host </text:p>
      <text:p text:style-name="P9"><text:span text:style-name="T19">Use the embedded</text:span> SQLPad <text:span text:style-name="T19">server for web </text:span>browser <text:span text:style-name="T19">SQL Server access via the subnet or the host ports </text:span></text:p>
      <text:p text:style-name="P6"/>
      <text:p text:style-name="P10"/>
      <text:p text:style-name="P60"><text:tab/>Docker Container Engine </text:p>
      <text:p text:style-name="P60"><text:tab/>Node.js </text:p>
      <text:p text:style-name="P59"><text:span text:style-name="T20">mssql-tools </text:span><text:s/>- <text:span text:style-name="T25">sqlcmd, bcp and Microsoft ODBC drivers</text:span></text:p>
      <text:p text:style-name="P58"/>
      <text:p text:style-name="P15"><text:span text:style-name="T23">While the running Distro’s repository is the probably the best source when installing Node.js and Docker, there is useful reference information for each that may be worth a look even before choosing a distro</text:span>: </text:p>
      <text:p text:style-name="P15"><text:tab/><text:tab/><text:a xlink:type="simple" xlink:href="https://nodejs.org/en/download/package-manager/" text:style-name="Internet_20_link" text:visited-style-name="Visited_20_Internet_20_Link">https://nodejs.org/en/download/package-manager/</text:a> </text:p>
      <text:p text:style-name="P15"><text:tab/><text:tab/>-and-</text:p>
      <text:p text:style-name="P15"><text:tab/><text:tab/><text:a xlink:type="simple" xlink:href="https://docs.docker.com/engine/installation/#supported-platforms" text:style-name="Internet_20_link" text:visited-style-name="Visited_20_Internet_20_Link">https://docs.docker.com/engine/installation/#supported-platforms</text:a></text:p>
      <text:p text:style-name="P65"/>
      <text:p text:style-name="P64"><text:tab/></text:p>
      <text:p text:style-name="P61"/>
      <text:p text:style-name="P62">Then use bash to </text:p>
      <text:p text:style-name="P62">Create a folder</text:p>
      <text:p text:style-name="P62"><text:tab/>&gt; md sqlpal</text:p>
      <text:p text:style-name="P62"/>
      <text:p text:style-name="P63"><text:span text:style-name="T138">Clone</text:span> – <text:span text:style-name="T138">or copy-paste the </text:span>–<text:span text:style-name="T138"> this</text:span> github project <text:span text:style-name="T138">to that folder</text:span> <text:s/><text:span text:style-name="T138"><text:s/></text:span></text:p>
      <text:p text:style-name="P66"/>
      <text:p text:style-name="P11">config.folder.store</text:p>
      <text:p text:style-name="P11"/>
      <text:p text:style-name="P14">Once a package.json is in place, get the included packages from NPM </text:p>
      <text:p text:style-name="P13"><text:tab/><text:span text:style-name="T21">&gt; </text:span>npm <text:span text:style-name="T22">update </text:span><text:tab/></text:p>
      <text:p text:style-name="P13"><text:tab/><text:span text:style-name="T21">&gt; </text:span>npm install<text:tab/></text:p>
      <text:p text:style-name="P12"><text:soft-page-break/><text:tab/><text:span text:style-name="T21">&gt; </text:span>npm start</text:p>
      <text:p text:style-name="P12"/>
      <text:p text:style-name="P12"/>
      <text:p text:style-name="P12"/>
      <text:p text:style-name="P12">When complete, SQL Server will be <text:span text:style-name="T1">running in a Docker instance and the sqlpal CLI prompt indicating the host port where the application is listening. <text:s/></text:span></text:p>
      <text:p text:style-name="Standard"/>
      <text:p text:style-name="P3"/>
      <text:p text:style-name="Standard"/>
      <text:p text:style-name="P4"/>
      <text:p text:style-name="P5">Including mssql-tools <text:span text:style-name="T18">(sqlcmd, bcp, etc.)</text:span> in addition to the node-mssql <text:span text:style-name="T18">(aka <text:s/>mssql) NPM packaged </text:span>SQL Server driver <text:span text:style-name="T18">provides per query tabular (sqlcmd) or JSON (mssql) rendering. For example, a multi-column query will usually render as tabular data coming through SQLCMD and as an array of JSON row objects through the node-mssql driver. </text:span></text:p>
      <text:p text:style-name="P5"/>
      <text:p text:style-name="P5"><text:span text:style-name="T18">This means that mssql-tools are necessary</text:span> <text:span text:style-name="T18">for app distribution</text:span>. <text:span text:style-name="T18">Installation of the Node.js will bring along the NPM sourced dependencies. However, mssql-tools is not <text:s/></text:span><text:s/><text:span text:style-name="T18"><text:s text:c="2"/></text:span><text:s text:c="3"/></text:p>
      <text:p text:style-name="P1"/>
      <text:p text:style-name="P2">(./docs/cheatsheet.html) for some cribs when not connected to the Internet.</text:p>
      <text:p text:style-name="P2"/>
      <text:p text:style-name="P77">Anonymy is not Anomie!</text:p>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6T07:14:24.766147832</meta:creation-date>
    <dc:date>2018-09-26T07:54:45.956994298</dc:date>
    <meta:editing-duration>P8DT18H14M46S</meta:editing-duration>
    <meta:editing-cycles>24</meta:editing-cycles>
    <meta:generator>LibreOffice/6.0.5.2$Linux_X86_64 LibreOffice_project/00m0$Build-2</meta:generator>
    <meta:document-statistic meta:table-count="0" meta:image-count="0" meta:object-count="0" meta:page-count="7" meta:paragraph-count="88" meta:word-count="2864" meta:character-count="17526" meta:non-whitespace-character-count="14593"/>
  </office:meta>
</office:document-meta>
</file>